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LeagueId</text:p>
          </table:table-cell>
          <table:table-cell office:value-type="string">
            <text:p>NoData</text:p>
          </table:table-cell>
          <table:table-cell office:value-type="string">
            <text:p>Bet</text:p>
          </table:table-cell>
          <table:table-cell office:value-type="string">
            <text:p>Score</text:p>
          </table:table-cell>
          <table:table-cell office:value-type="string">
            <text:p>AvgOdd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3861">
            <text:p>38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3333333333333">
            <text:p>1.7333333333</text:p>
          </table:table-cell>
        </table:table-row>
        <table:table-row table:style-name="ro2" table:visibility="filter">
          <table:table-cell office:value-type="float" office:value="2269">
            <text:p>226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35">
            <text:p>1.835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05">
            <text:p>1.505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8666666666667">
            <text:p>1.7866666667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table:number-columns-repeated="3"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766">
            <text:p>1.766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4571428571429">
            <text:p>1.6457142857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6375">
            <text:p>1.6375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6225">
            <text:p>1.6225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table:number-columns-repeated="3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767">
            <text:p>27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8525">
            <text:p>1.8525</text:p>
          </table:table-cell>
        </table:table-row>
        <table:table-row table:style-name="ro2" table:visibility="filter">
          <table:table-cell office:value-type="float" office:value="3512">
            <text:p>35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table:number-columns-repeated="3"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74">
            <text:p>1.774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75">
            <text:p>1.5675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9666666666667">
            <text:p>1.6966666667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25">
            <text:p>1.925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table:number-columns-repeated="3"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426">
            <text:p>2426</text:p>
          </table:table-cell>
          <table:table-cell table:number-columns-repeated="3"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table:number-columns-repeated="3"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82333333333333">
            <text:p>1.8233333333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76333333333333">
            <text:p>1.7633333333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339">
            <text:p>3339</text:p>
          </table:table-cell>
          <table:table-cell table:number-columns-repeated="3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82666666666667">
            <text:p>1.8266666667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749">
            <text:p>3749</text:p>
          </table:table-cell>
          <table:table-cell table:number-columns-repeated="3" office:value-type="float" office:value="1">
            <text:p>1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333333333333">
            <text:p>1.6533333333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901">
            <text:p>2901</text:p>
          </table:table-cell>
          <table:table-cell table:number-columns-repeated="3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737">
            <text:p>2737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table:number-columns-repeated="3" office:value-type="float" office:value="1">
            <text:p>1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86333333333333">
            <text:p>1.8633333333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025">
            <text:p>1.8025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7525">
            <text:p>1.7525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table:number-columns-repeated="3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666666666667">
            <text:p>1.6166666667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9333333333333">
            <text:p>1.5933333333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120">
            <text:p>2120</text:p>
          </table:table-cell>
          <table:table-cell table:number-columns-repeated="3"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98">
            <text:p>1.698</text:p>
          </table:table-cell>
        </table:table-row>
        <table:table-row table:style-name="ro2" table:visibility="filter">
          <table:table-cell office:value-type="float" office:value="3764">
            <text:p>376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450">
            <text:p>34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435">
            <text:p>24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994">
            <text:p>29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73333333333333">
            <text:p>1.7333333333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960">
            <text:p>29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082">
            <text:p>30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25">
            <text:p>1.6525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table:number-columns-repeated="3"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779">
            <text:p>37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table:number-columns-repeated="3" office:value-type="float" office:value="1">
            <text:p>1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6275">
            <text:p>1.6275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table:number-columns-repeated="3"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137">
            <text:p>2137</text:p>
          </table:table-cell>
          <table:table-cell table:number-columns-repeated="3" office:value-type="float" office:value="1">
            <text:p>1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792">
            <text:p>3792</text:p>
          </table:table-cell>
          <table:table-cell table:number-columns-repeated="3"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173">
            <text:p>2173</text:p>
          </table:table-cell>
          <table:table-cell table:number-columns-repeated="3"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012">
            <text:p>30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735">
            <text:p>3735</text:p>
          </table:table-cell>
          <table:table-cell table:number-columns-repeated="3"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735">
            <text:p>37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442">
            <text:p>24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860">
            <text:p>3860</text:p>
          </table:table-cell>
          <table:table-cell table:number-columns-repeated="3"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9">
            <text:p>1.99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table:number-columns-repeated="3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35">
            <text:p>1.535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842">
            <text:p>38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73666666666667">
            <text:p>1.7366666667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2185">
            <text:p>218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530">
            <text:p>35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1666666666667">
            <text:p>1.7166666667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6725">
            <text:p>1.6725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table:number-columns-repeated="3" office:value-type="float" office:value="1">
            <text:p>1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2932">
            <text:p>2932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table:number-columns-repeated="3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table:number-columns-repeated="3"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656">
            <text:p>1.656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table:number-columns-repeated="3"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215">
            <text:p>22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table:number-columns-repeated="3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table:number-columns-repeated="3"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538">
            <text:p>353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610">
            <text:p>3610</text:p>
          </table:table-cell>
          <table:table-cell table:number-columns-repeated="3"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913">
            <text:p>29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005">
            <text:p>3005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902">
            <text:p>2902</text:p>
          </table:table-cell>
          <table:table-cell table:number-columns-repeated="3"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330">
            <text:p>2330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283">
            <text:p>3283</text:p>
          </table:table-cell>
          <table:table-cell table:number-columns-repeated="3"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5333333333333">
            <text:p>1.6533333333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table:number-columns-repeated="3"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table:number-columns-repeated="3" office:value-type="float" office:value="1">
            <text:p>1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table:number-columns-repeated="3"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816">
            <text:p>3816</text:p>
          </table:table-cell>
          <table:table-cell table:number-columns-repeated="3"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311">
            <text:p>2311</text:p>
          </table:table-cell>
          <table:table-cell table:number-columns-repeated="3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table:number-columns-repeated="3"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table:number-columns-repeated="3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057">
            <text:p>20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2965">
            <text:p>2965</text:p>
          </table:table-cell>
          <table:table-cell table:number-columns-repeated="3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996">
            <text:p>29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table:number-columns-repeated="3"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625">
            <text:p>3625</text:p>
          </table:table-cell>
          <table:table-cell table:number-columns-repeated="3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238">
            <text:p>3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182">
            <text:p>3182</text:p>
          </table:table-cell>
          <table:table-cell table:number-columns-repeated="3"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3477">
            <text:p>34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table:number-columns-repeated="3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999">
            <text:p>2999</text:p>
          </table:table-cell>
          <table:table-cell table:number-columns-repeated="3"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table:number-columns-repeated="3" office:value-type="float" office:value="1">
            <text:p>1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45">
            <text:p>1.845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55">
            <text:p>1.855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table:number-columns-repeated="3"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495">
            <text:p>2495</text:p>
          </table:table-cell>
          <table:table-cell table:number-columns-repeated="3"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55">
            <text:p>1.855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table:number-columns-repeated="3" office:value-type="float" office:value="1">
            <text:p>1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6">
            <text:p>1.96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table:number-columns-repeated="3"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272">
            <text:p>3272</text:p>
          </table:table-cell>
          <table:table-cell table:number-columns-repeated="3" office:value-type="float" office:value="1">
            <text:p>1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table:number-columns-repeated="3"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2598">
            <text:p>259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05">
            <text:p>1.805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671">
            <text:p>36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287">
            <text:p>32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136">
            <text:p>3136</text:p>
          </table:table-cell>
          <table:table-cell table:number-columns-repeated="3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859">
            <text:p>3859</text:p>
          </table:table-cell>
          <table:table-cell table:number-columns-repeated="3"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table:number-columns-repeated="3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table:number-columns-repeated="3"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510">
            <text:p>3510</text:p>
          </table:table-cell>
          <table:table-cell table:number-columns-repeated="3"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064">
            <text:p>306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653">
            <text:p>26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290">
            <text:p>32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523">
            <text:p>3523</text:p>
          </table:table-cell>
          <table:table-cell table:number-columns-repeated="3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542">
            <text:p>3542</text:p>
          </table:table-cell>
          <table:table-cell table:number-columns-repeated="3"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2621">
            <text:p>2621</text:p>
          </table:table-cell>
          <table:table-cell table:number-columns-repeated="3"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table:number-columns-repeated="3"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table:number-columns-repeated="3"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table:number-columns-repeated="3" office:value-type="float" office:value="1">
            <text:p>1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101">
            <text:p>31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400">
            <text:p>2400</text:p>
          </table:table-cell>
          <table:table-cell table:number-columns-repeated="3" office:value-type="float" office:value="1">
            <text:p>1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899">
            <text:p>289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35">
            <text:p>1.535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487">
            <text:p>2487</text:p>
          </table:table-cell>
          <table:table-cell table:number-columns-repeated="3"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3262">
            <text:p>3262</text:p>
          </table:table-cell>
          <table:table-cell table:number-columns-repeated="3"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926">
            <text:p>2926</text:p>
          </table:table-cell>
          <table:table-cell table:number-columns-repeated="3" office:value-type="float" office:value="1">
            <text:p>1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905">
            <text:p>1.905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683">
            <text:p>2683</text:p>
          </table:table-cell>
          <table:table-cell table:number-columns-repeated="3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table:number-columns-repeated="3"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501">
            <text:p>25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35">
            <text:p>1.835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table:number-columns-repeated="3"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table:number-columns-repeated="3"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table:number-columns-repeated="3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281">
            <text:p>3281</text:p>
          </table:table-cell>
          <table:table-cell table:number-columns-repeated="3"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814">
            <text:p>3814</text:p>
          </table:table-cell>
          <table:table-cell table:number-columns-repeated="3"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576">
            <text:p>357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95">
            <text:p>1.795</text:p>
          </table:table-cell>
        </table:table-row>
        <table:table-row table:style-name="ro2" table:visibility="filter">
          <table:table-cell office:value-type="float" office:value="2956">
            <text:p>29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table:number-columns-repeated="3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table:number-columns-repeated="3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table:number-columns-repeated="3"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table:number-columns-repeated="3" office:value-type="float" office:value="1">
            <text:p>1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2480">
            <text:p>2480</text:p>
          </table:table-cell>
          <table:table-cell table:number-columns-repeated="3" office:value-type="float" office:value="1">
            <text:p>1</text:p>
          </table:table-cell>
          <table:table-cell office:value-type="float" office:value="1.96">
            <text:p>1.96</text:p>
          </table:table-cell>
        </table:table-row>
        <table:table-row table:style-name="ro2" table:visibility="filter">
          <table:table-cell office:value-type="float" office:value="3084">
            <text:p>3084</text:p>
          </table:table-cell>
          <table:table-cell table:number-columns-repeated="3" office:value-type="float" office:value="1">
            <text:p>1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2176">
            <text:p>2176</text:p>
          </table:table-cell>
          <table:table-cell table:number-columns-repeated="3"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639">
            <text:p>3639</text:p>
          </table:table-cell>
          <table:table-cell table:number-columns-repeated="3"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611">
            <text:p>3611</text:p>
          </table:table-cell>
          <table:table-cell table:number-columns-repeated="3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620">
            <text:p>3620</text:p>
          </table:table-cell>
          <table:table-cell table:number-columns-repeated="3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736">
            <text:p>2736</text:p>
          </table:table-cell>
          <table:table-cell table:number-columns-repeated="3"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443">
            <text:p>3443</text:p>
          </table:table-cell>
          <table:table-cell table:number-columns-repeated="3"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675">
            <text:p>3675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963">
            <text:p>2963</text:p>
          </table:table-cell>
          <table:table-cell table:number-columns-repeated="3"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table:number-columns-repeated="3"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table:number-columns-repeated="3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table:number-columns-repeated="3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table:number-columns-repeated="3"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table:number-columns-repeated="3"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039">
            <text:p>2039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table:number-columns-repeated="3"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852">
            <text:p>3852</text:p>
          </table:table-cell>
          <table:table-cell table:number-columns-repeated="3"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table:number-columns-repeated="3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014">
            <text:p>3014</text:p>
          </table:table-cell>
          <table:table-cell table:number-columns-repeated="3"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table:number-columns-repeated="3" office:value-type="float" office:value="1">
            <text:p>1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table:number-columns-repeated="3"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826">
            <text:p>2826</text:p>
          </table:table-cell>
          <table:table-cell table:number-columns-repeated="3"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466">
            <text:p>246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table:number-columns-repeated="3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table:number-columns-repeated="3"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271">
            <text:p>3271</text:p>
          </table:table-cell>
          <table:table-cell table:number-columns-repeated="3"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978">
            <text:p>29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895">
            <text:p>28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795">
            <text:p>1.795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70388888888889">
            <text:p>1.7038888889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62375">
            <text:p>1.62375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71875">
            <text:p>1.71875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72875">
            <text:p>1.72875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63636363636364">
            <text:p>0.8636363636</text:p>
          </table:table-cell>
          <table:table-cell office:value-type="float" office:value="1.70545454545455">
            <text:p>1.7054545455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60714285714286">
            <text:p>1.6071428571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69428571428571">
            <text:p>1.6942857143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69214285714286">
            <text:p>1.6921428571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74857142857143">
            <text:p>1.7485714286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79857142857143">
            <text:p>1.7985714286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63714285714286">
            <text:p>1.6371428571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office:value-type="float" office:value="1.723">
            <text:p>1.723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72333333333333">
            <text:p>1.7233333333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70277777777778">
            <text:p>1.7027777778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6575">
            <text:p>1.6575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71166666666667">
            <text:p>1.7116666667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72833333333333">
            <text:p>1.7283333333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69277777777778">
            <text:p>1.6927777778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62833333333333">
            <text:p>1.6283333333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70166666666667">
            <text:p>1.7016666667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66833333333333">
            <text:p>1.6683333333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56833333333333">
            <text:p>1.5683333333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71666666666667">
            <text:p>1.7166666667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70333333333333">
            <text:p>1.7033333333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74636363636364">
            <text:p>1.7463636364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73818181818182">
            <text:p>1.7381818182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666875">
            <text:p>1.666875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69">
            <text:p>1.669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88">
            <text:p>1.688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06">
            <text:p>1.706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26">
            <text:p>1.726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22">
            <text:p>1.722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78">
            <text:p>1.678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872">
            <text:p>1.872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47">
            <text:p>1.747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08">
            <text:p>1.708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22">
            <text:p>1.722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808">
            <text:p>1.808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94">
            <text:p>1.694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868">
            <text:p>1.868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14">
            <text:p>1.714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94">
            <text:p>1.694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08">
            <text:p>1.708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24">
            <text:p>1.624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79857142857143">
            <text:p>1.7985714286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69642857142857">
            <text:p>1.6964285714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71111111111111">
            <text:p>1.7111111111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71777777777778">
            <text:p>1.7177777778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64222222222222">
            <text:p>1.6422222222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69846153846154">
            <text:p>1.6984615385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72230769230769">
            <text:p>1.7223076923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66230769230769">
            <text:p>1.6623076923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65384615384615">
            <text:p>1.6538461538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73846153846154">
            <text:p>1.7384615385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5704545454545">
            <text:p>1.6570454545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825">
            <text:p>1.6825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575">
            <text:p>1.7575</text:p>
          </table:table-cell>
        </table:table-row>
        <table:table-row table:style-name="ro2" table:visibility="filter">
          <table:table-cell office:value-type="float" office:value="2224">
            <text:p>22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855">
            <text:p>1.855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725">
            <text:p>1.6725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3666666666667">
            <text:p>1.7366666667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475">
            <text:p>1.6475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525">
            <text:p>1.6525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8325">
            <text:p>1.8325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775">
            <text:p>1.7775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375">
            <text:p>1.6375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9166666666667">
            <text:p>1.6916666667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59625">
            <text:p>1.59625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425">
            <text:p>1.7425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625">
            <text:p>1.6625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725">
            <text:p>1.7725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125">
            <text:p>1.7125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3166666666667">
            <text:p>1.7316666667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625">
            <text:p>1.6625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975">
            <text:p>1.6975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375">
            <text:p>1.6375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8025">
            <text:p>1.8025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575">
            <text:p>1.7575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3125">
            <text:p>1.73125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625">
            <text:p>1.7625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5975">
            <text:p>1.5975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63125">
            <text:p>1.663125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8375">
            <text:p>1.68375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175">
            <text:p>1.6175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125">
            <text:p>1.7125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025">
            <text:p>1.7025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225">
            <text:p>1.7225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325">
            <text:p>1.7325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8925">
            <text:p>1.8925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625">
            <text:p>1.7625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325">
            <text:p>1.7325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925">
            <text:p>1.6925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325">
            <text:p>1.7325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2320">
            <text:p>23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9275">
            <text:p>1.9275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825">
            <text:p>1.6825</text:p>
          </table:table-cell>
        </table:table-row>
        <table:table-row table:style-name="ro2" table:visibility="filter">
          <table:table-cell office:value-type="float" office:value="2611">
            <text:p>26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475">
            <text:p>1.7475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475">
            <text:p>1.6475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725">
            <text:p>1.6725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85">
            <text:p>1.785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743243243243243">
            <text:p>0.7432432432</text:p>
          </table:table-cell>
          <table:table-cell office:value-type="float" office:value="1.69351351351351">
            <text:p>1.6935135135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742857142857143">
            <text:p>0.7428571429</text:p>
          </table:table-cell>
          <table:table-cell office:value-type="float" office:value="1.77742857142857">
            <text:p>1.7774285714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76684210526316">
            <text:p>1.7668421053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3469387755102">
            <text:p>0.7346938776</text:p>
          </table:table-cell>
          <table:table-cell office:value-type="float" office:value="1.69795918367347">
            <text:p>1.6979591837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74333333333333">
            <text:p>1.7433333333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65666666666667">
            <text:p>1.6566666667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70466666666667">
            <text:p>1.7046666667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69066666666667">
            <text:p>1.6906666667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692">
            <text:p>1.692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66533333333333">
            <text:p>1.6653333333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730769230769231">
            <text:p>0.7307692308</text:p>
          </table:table-cell>
          <table:table-cell office:value-type="float" office:value="1.70153846153846">
            <text:p>1.7015384615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71363636363636">
            <text:p>1.7136363636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62818181818182">
            <text:p>1.6281818182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68636363636364">
            <text:p>1.6863636364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68454545454545">
            <text:p>1.6845454545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73136363636364">
            <text:p>1.7313636364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68818181818182">
            <text:p>1.6881818182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1.72555555555556">
            <text:p>1.7255555556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63222222222222">
            <text:p>1.6322222222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65555555555556">
            <text:p>1.6555555556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6368">
            <text:p>1.6368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6392">
            <text:p>1.6392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7068">
            <text:p>1.7068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71257142857143">
            <text:p>1.7125714286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74428571428571">
            <text:p>1.7442857143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75071428571429">
            <text:p>1.7507142857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72714285714286">
            <text:p>1.7271428571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73678571428571">
            <text:p>1.7367857143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69285714285714">
            <text:p>1.6928571429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75714285714286">
            <text:p>1.7571428571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3642857142857">
            <text:p>1.6364285714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8914285714286">
            <text:p>1.6891428571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73571428571429">
            <text:p>1.7357142857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67571428571429">
            <text:p>1.6757142857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75142857142857">
            <text:p>1.7514285714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71785714285714">
            <text:p>1.7178571429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66714285714286">
            <text:p>1.6671428571</text:p>
          </table:table-cell>
        </table:table-row>
        <table:table-row table:style-name="ro2" table:visibility="filter">
          <table:table-cell office:value-type="float" office:value="2620">
            <text:p>26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72571428571429">
            <text:p>1.7257142857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5142857142857">
            <text:p>1.6514285714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711111111111111">
            <text:p>0.7111111111</text:p>
          </table:table-cell>
          <table:table-cell office:value-type="float" office:value="1.672">
            <text:p>1.672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10526315789474">
            <text:p>0.7105263158</text:p>
          </table:table-cell>
          <table:table-cell office:value-type="float" office:value="1.73763157894737">
            <text:p>1.7376315789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65823529411765">
            <text:p>1.6582352941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03703703703704">
            <text:p>0.7037037037</text:p>
          </table:table-cell>
          <table:table-cell office:value-type="float" office:value="1.86777777777778">
            <text:p>1.8677777778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03703703703704">
            <text:p>0.7037037037</text:p>
          </table:table-cell>
          <table:table-cell office:value-type="float" office:value="1.71888888888889">
            <text:p>1.7188888889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02702702702703">
            <text:p>0.7027027027</text:p>
          </table:table-cell>
          <table:table-cell office:value-type="float" office:value="1.6672972972973">
            <text:p>1.6672972973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818">
            <text:p>1.818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697">
            <text:p>1.697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712">
            <text:p>1.712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654">
            <text:p>1.654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69875">
            <text:p>1.69875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709">
            <text:p>1.709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627">
            <text:p>1.627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66566666666667">
            <text:p>1.6656666667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701">
            <text:p>1.701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769">
            <text:p>1.769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794">
            <text:p>1.794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624">
            <text:p>1.624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691">
            <text:p>1.691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694444444444444">
            <text:p>0.6944444444</text:p>
          </table:table-cell>
          <table:table-cell office:value-type="float" office:value="1.75388888888889">
            <text:p>1.7538888889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64538461538462">
            <text:p>1.6453846154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70974358974359">
            <text:p>1.7097435897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67769230769231">
            <text:p>1.6776923077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66923076923077">
            <text:p>1.6692307692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69047619047619">
            <text:p>0.6904761905</text:p>
          </table:table-cell>
          <table:table-cell office:value-type="float" office:value="1.75142857142857">
            <text:p>1.7514285714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689655172413793">
            <text:p>0.6896551724</text:p>
          </table:table-cell>
          <table:table-cell office:value-type="float" office:value="1.7198275862069">
            <text:p>1.7198275862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89655172413793">
            <text:p>0.6896551724</text:p>
          </table:table-cell>
          <table:table-cell office:value-type="float" office:value="1.74827586206897">
            <text:p>1.7482758621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89655172413793">
            <text:p>0.6896551724</text:p>
          </table:table-cell>
          <table:table-cell office:value-type="float" office:value="1.6848275862069">
            <text:p>1.6848275862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69375">
            <text:p>1.69375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6925">
            <text:p>1.6925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790625">
            <text:p>1.790625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661875">
            <text:p>1.661875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74771929824561">
            <text:p>1.7477192982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82926829268293">
            <text:p>0.6829268293</text:p>
          </table:table-cell>
          <table:table-cell office:value-type="float" office:value="1.70341463414634">
            <text:p>1.7034146341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82926829268293">
            <text:p>0.6829268293</text:p>
          </table:table-cell>
          <table:table-cell office:value-type="float" office:value="1.68487804878049">
            <text:p>1.6848780488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681818181818182">
            <text:p>0.6818181818</text:p>
          </table:table-cell>
          <table:table-cell office:value-type="float" office:value="1.66545454545455">
            <text:p>1.6654545455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681818181818182">
            <text:p>0.6818181818</text:p>
          </table:table-cell>
          <table:table-cell office:value-type="float" office:value="1.65681818181818">
            <text:p>1.6568181818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680851063829787">
            <text:p>0.6808510638</text:p>
          </table:table-cell>
          <table:table-cell office:value-type="float" office:value="1.74787234042553">
            <text:p>1.7478723404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8">
            <text:p>0.68</text:p>
          </table:table-cell>
          <table:table-cell office:value-type="float" office:value="1.782">
            <text:p>1.782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1.7148">
            <text:p>1.7148</text:p>
          </table:table-cell>
        </table:table-row>
        <table:table-row table:style-name="ro2" table:visibility="filter">
          <table:table-cell office:value-type="float" office:value="3440">
            <text:p>344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7741935483871">
            <text:p>0.6774193548</text:p>
          </table:table-cell>
          <table:table-cell office:value-type="float" office:value="1.7241935483871">
            <text:p>1.7241935484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67741935483871">
            <text:p>0.6774193548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72">
            <text:p>1.772</text:p>
          </table:table-cell>
        </table:table-row>
        <table:table-row table:style-name="ro2" table:visibility="filter">
          <table:table-cell office:value-type="float" office:value="2428">
            <text:p>24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3066666666667">
            <text:p>1.7306666667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5333333333333">
            <text:p>1.7533333333</text:p>
          </table:table-cell>
        </table:table-row>
        <table:table-row table:style-name="ro2">
          <table:table-cell office:value-type="float" office:value="2284">
            <text:p>2284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2642276422764">
            <text:p>1.7264227642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8142857142857">
            <text:p>1.6814285714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6333333333333">
            <text:p>1.6633333333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7166666666667">
            <text:p>1.6716666667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2222222222222">
            <text:p>1.7222222222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087037037037">
            <text:p>1.7087037037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2583333333333">
            <text:p>1.7258333333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1833333333333">
            <text:p>1.6183333333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1666666666667">
            <text:p>1.7166666667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9555555555556">
            <text:p>1.5955555556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2166666666667">
            <text:p>1.8216666667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9777777777778">
            <text:p>1.7977777778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9666666666667">
            <text:p>1.7966666667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6666666666667">
            <text:p>1.8666666667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814814814815">
            <text:p>1.6781481481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1333333333333">
            <text:p>1.6133333333</text:p>
          </table:table-cell>
        </table:table-row>
        <table:table-row table:style-name="ro2" table:visibility="filter">
          <table:table-cell office:value-type="float" office:value="1952">
            <text:p>19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0066666666667">
            <text:p>1.7006666667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833333333333">
            <text:p>1.6883333333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0333333333333">
            <text:p>1.8033333333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1857142857143">
            <text:p>1.7185714286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8166666666667">
            <text:p>1.6816666667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5416666666667">
            <text:p>1.6541666667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833333333333">
            <text:p>1.6783333333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4666666666667">
            <text:p>1.8466666667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2666666666667">
            <text:p>1.7266666667</text:p>
          </table:table-cell>
        </table:table-row>
        <table:table-row table:style-name="ro2" table:visibility="filter">
          <table:table-cell office:value-type="float" office:value="3027">
            <text:p>30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0666666666667">
            <text:p>1.6066666667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6714285714286">
            <text:p>1.7671428571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1666666666667">
            <text:p>1.7166666667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5761904761905">
            <text:p>1.6576190476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1666666666667">
            <text:p>1.6166666667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075">
            <text:p>1.7075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9777777777778">
            <text:p>1.5977777778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5083333333333">
            <text:p>1.6508333333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3444444444444">
            <text:p>1.7344444444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7666666666667">
            <text:p>1.8766666667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8583333333333">
            <text:p>1.6858333333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42">
            <text:p>1.742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2166666666667">
            <text:p>1.8216666667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6666666666667">
            <text:p>1.7666666667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0666666666667">
            <text:p>1.8066666667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3166666666667">
            <text:p>1.8316666667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92666666666667">
            <text:p>1.9266666667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466666666667">
            <text:p>1.6846666667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3866666666667">
            <text:p>1.7386666667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222222222222">
            <text:p>1.6822222222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9666666666667">
            <text:p>1.7966666667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4238095238095">
            <text:p>1.7423809524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3029">
            <text:p>30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1166666666667">
            <text:p>1.8116666667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7666666666667">
            <text:p>1.5766666667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1666666666667">
            <text:p>1.8166666667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5833333333333">
            <text:p>1.6583333333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0111111111111">
            <text:p>1.7011111111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5666666666667">
            <text:p>1.7566666667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7666666666667">
            <text:p>1.7766666667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5666666666667">
            <text:p>1.7566666667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3333333333333">
            <text:p>1.5333333333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2333333333333">
            <text:p>1.7233333333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4333333333333">
            <text:p>1.8433333333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2444444444444">
            <text:p>1.7244444444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833333333333">
            <text:p>1.6883333333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5666666666667">
            <text:p>1.6566666667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6666666666667">
            <text:p>1.7666666667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4333333333333">
            <text:p>1.5433333333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9333333333333">
            <text:p>1.7933333333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2666666666667">
            <text:p>1.7266666667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2333333333333">
            <text:p>1.7233333333</text:p>
          </table:table-cell>
        </table:table-row>
        <table:table-row table:style-name="ro2" table:visibility="filter">
          <table:table-cell office:value-type="float" office:value="2034">
            <text:p>20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874">
            <text:p>38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4333333333333">
            <text:p>1.7433333333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7666666666667">
            <text:p>1.7766666667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1666666666667">
            <text:p>1.6166666667</text:p>
          </table:table-cell>
        </table:table-row>
        <table:table-row table:style-name="ro2" table:visibility="filter">
          <table:table-cell office:value-type="float" office:value="2357">
            <text:p>23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2333333333333">
            <text:p>1.8233333333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3124">
            <text:p>31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8666666666667">
            <text:p>1.7866666667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6333333333333">
            <text:p>1.8633333333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2666666666667">
            <text:p>1.7266666667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7666666666667">
            <text:p>1.5766666667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3666666666667">
            <text:p>1.7366666667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9333333333333">
            <text:p>1.5933333333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1333333333333">
            <text:p>1.6133333333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8333333333333">
            <text:p>1.7833333333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660714285714286">
            <text:p>0.6607142857</text:p>
          </table:table-cell>
          <table:table-cell office:value-type="float" office:value="1.74178571428571">
            <text:p>1.7417857143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659090909090909">
            <text:p>0.6590909091</text:p>
          </table:table-cell>
          <table:table-cell office:value-type="float" office:value="1.67318181818182">
            <text:p>1.6731818182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53846153846154">
            <text:p>0.6538461538</text:p>
          </table:table-cell>
          <table:table-cell office:value-type="float" office:value="1.74923076923077">
            <text:p>1.7492307692</text:p>
          </table:table-cell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.653225806451613">
            <text:p>0.6532258065</text:p>
          </table:table-cell>
          <table:table-cell office:value-type="float" office:value="1.74362903225806">
            <text:p>1.7436290323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52173913043478">
            <text:p>0.652173913</text:p>
          </table:table-cell>
          <table:table-cell office:value-type="float" office:value="1.70695652173913">
            <text:p>1.7069565217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74652173913043">
            <text:p>1.7465217391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6825">
            <text:p>1.6825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76375">
            <text:p>1.76375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709">
            <text:p>1.709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69607843137255">
            <text:p>1.6960784314</text:p>
          </table:table-cell>
        </table:table-row>
        <table:table-row table:style-name="ro2" table:visibility="filter">
          <table:table-cell office:value-type="float" office:value="3441">
            <text:p>344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77117647058824">
            <text:p>1.7711764706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70588235294118">
            <text:p>1.7058823529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645161290322581">
            <text:p>0.6451612903</text:p>
          </table:table-cell>
          <table:table-cell office:value-type="float" office:value="1.73741935483871">
            <text:p>1.7374193548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645161290322581">
            <text:p>0.6451612903</text:p>
          </table:table-cell>
          <table:table-cell office:value-type="float" office:value="1.75129032258065">
            <text:p>1.7512903226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645161290322581">
            <text:p>0.6451612903</text:p>
          </table:table-cell>
          <table:table-cell office:value-type="float" office:value="1.71516129032258">
            <text:p>1.7151612903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45161290322581">
            <text:p>0.6451612903</text:p>
          </table:table-cell>
          <table:table-cell office:value-type="float" office:value="1.73838709677419">
            <text:p>1.7383870968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45161290322581">
            <text:p>0.6451612903</text:p>
          </table:table-cell>
          <table:table-cell office:value-type="float" office:value="1.74096774193548">
            <text:p>1.7409677419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72928571428571">
            <text:p>1.7292857143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67642857142857">
            <text:p>1.6764285714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71428571428571">
            <text:p>1.7142857143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74285714285714">
            <text:p>1.7428571429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69642857142857">
            <text:p>1.6964285714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74357142857143">
            <text:p>1.7435714286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64785714285714">
            <text:p>1.6478571429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65214285714286">
            <text:p>1.6521428571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4">
            <text:p>0.64</text:p>
          </table:table-cell>
          <table:table-cell office:value-type="float" office:value="1.7704">
            <text:p>1.7704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38888888888889">
            <text:p>0.6388888889</text:p>
          </table:table-cell>
          <table:table-cell office:value-type="float" office:value="1.64027777777778">
            <text:p>1.6402777778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638297872340426">
            <text:p>0.6382978723</text:p>
          </table:table-cell>
          <table:table-cell office:value-type="float" office:value="1.63702127659574">
            <text:p>1.6370212766</text:p>
          </table:table-cell>
        </table:table-row>
        <table:table-row table:style-name="ro2" table:visibility="filter">
          <table:table-cell office:value-type="float" office:value="3258">
            <text:p>3258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637931034482759">
            <text:p>0.6379310345</text:p>
          </table:table-cell>
          <table:table-cell office:value-type="float" office:value="1.73913793103448">
            <text:p>1.739137931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76060606060606">
            <text:p>1.7606060606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70939393939394">
            <text:p>1.7093939394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75181818181818">
            <text:p>1.7518181818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73090909090909">
            <text:p>1.7309090909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67181818181818">
            <text:p>1.6718181818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61090909090909">
            <text:p>1.6109090909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74181818181818">
            <text:p>1.7418181818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64318181818182">
            <text:p>1.6431818182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69090909090909">
            <text:p>1.6909090909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65954545454545">
            <text:p>1.6595454545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76727272727273">
            <text:p>1.7672727273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70090909090909">
            <text:p>1.7009090909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.635658914728682">
            <text:p>0.6356589147</text:p>
          </table:table-cell>
          <table:table-cell office:value-type="float" office:value="1.75007751937984">
            <text:p>1.7500775194</text:p>
          </table:table-cell>
        </table:table-row>
        <table:table-row table:style-name="ro2">
          <table:table-cell office:value-type="float" office:value="2497">
            <text:p>2497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.635514018691589">
            <text:p>0.6355140187</text:p>
          </table:table-cell>
          <table:table-cell office:value-type="float" office:value="1.74532710280374">
            <text:p>1.7453271028</text:p>
          </table:table-cell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0.634920634920635">
            <text:p>0.6349206349</text:p>
          </table:table-cell>
          <table:table-cell office:value-type="float" office:value="1.68357142857143">
            <text:p>1.6835714286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633333333333333">
            <text:p>0.6333333333</text:p>
          </table:table-cell>
          <table:table-cell office:value-type="float" office:value="1.793">
            <text:p>1.793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633333333333333">
            <text:p>0.6333333333</text:p>
          </table:table-cell>
          <table:table-cell office:value-type="float" office:value="1.644">
            <text:p>1.644</text:p>
          </table:table-cell>
        </table:table-row>
        <table:table-row table:style-name="ro2">
          <table:table-cell office:value-type="float" office:value="3442">
            <text:p>3442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0.632911392405063">
            <text:p>0.6329113924</text:p>
          </table:table-cell>
          <table:table-cell office:value-type="float" office:value="1.74753164556962">
            <text:p>1.7475316456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63265306122449">
            <text:p>0.6326530612</text:p>
          </table:table-cell>
          <table:table-cell office:value-type="float" office:value="1.79102040816327">
            <text:p>1.7910204082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63265306122449">
            <text:p>0.6326530612</text:p>
          </table:table-cell>
          <table:table-cell office:value-type="float" office:value="1.71448979591837">
            <text:p>1.7144897959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71894736842105">
            <text:p>1.7189473684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67052631578947">
            <text:p>1.6705263158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72421052631579">
            <text:p>1.7242105263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70947368421053">
            <text:p>1.7094736842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70526315789474">
            <text:p>1.7052631579</text:p>
          </table:table-cell>
        </table:table-row>
        <table:table-row table:style-name="ro2" table:visibility="filter">
          <table:table-cell office:value-type="float" office:value="3008">
            <text:p>3008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630434782608696">
            <text:p>0.6304347826</text:p>
          </table:table-cell>
          <table:table-cell office:value-type="float" office:value="1.67173913043478">
            <text:p>1.6717391304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630434782608696">
            <text:p>0.6304347826</text:p>
          </table:table-cell>
          <table:table-cell office:value-type="float" office:value="1.70369565217391">
            <text:p>1.7036956522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62962962962963">
            <text:p>0.6296296296</text:p>
          </table:table-cell>
          <table:table-cell office:value-type="float" office:value="1.74148148148148">
            <text:p>1.7414814815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71444444444444">
            <text:p>1.7144444444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629032258064516">
            <text:p>0.6290322581</text:p>
          </table:table-cell>
          <table:table-cell office:value-type="float" office:value="1.71935483870968">
            <text:p>1.7193548387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627906976744186">
            <text:p>0.6279069767</text:p>
          </table:table-cell>
          <table:table-cell office:value-type="float" office:value="1.6653488372093">
            <text:p>1.6653488372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627450980392157">
            <text:p>0.6274509804</text:p>
          </table:table-cell>
          <table:table-cell office:value-type="float" office:value="1.74627450980392">
            <text:p>1.7462745098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626865671641791">
            <text:p>0.6268656716</text:p>
          </table:table-cell>
          <table:table-cell office:value-type="float" office:value="1.68701492537313">
            <text:p>1.6870149254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626666666666667">
            <text:p>0.6266666667</text:p>
          </table:table-cell>
          <table:table-cell office:value-type="float" office:value="1.69813333333333">
            <text:p>1.6981333333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.625850340136054">
            <text:p>0.6258503401</text:p>
          </table:table-cell>
          <table:table-cell office:value-type="float" office:value="1.7030612244898">
            <text:p>1.7030612245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146875">
            <text:p>1.7146875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2241">
            <text:p>224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88375">
            <text:p>1.88375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7875">
            <text:p>1.77875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175">
            <text:p>1.7175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83125">
            <text:p>1.83125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775">
            <text:p>1.7775</text:p>
          </table:table-cell>
        </table:table-row>
        <table:table-row table:style-name="ro2" table:visibility="filter">
          <table:table-cell office:value-type="float" office:value="2631">
            <text:p>263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5375">
            <text:p>1.75375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5671875">
            <text:p>1.75671875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925">
            <text:p>1.6925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4625">
            <text:p>1.74625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6083333333333">
            <text:p>1.6608333333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8225">
            <text:p>1.8225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875">
            <text:p>1.6875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740625">
            <text:p>1.6740625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585">
            <text:p>1.585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7875">
            <text:p>1.67875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8125">
            <text:p>1.68125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5875">
            <text:p>1.65875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4875">
            <text:p>1.64875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475">
            <text:p>1.6475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5375">
            <text:p>1.75375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225">
            <text:p>1.7225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0416666666667">
            <text:p>1.7041666667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275">
            <text:p>1.7275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1875">
            <text:p>1.71875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8625">
            <text:p>1.78625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775">
            <text:p>1.7775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6">
            <text:p>1.66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.624277456647399">
            <text:p>0.6242774566</text:p>
          </table:table-cell>
          <table:table-cell office:value-type="float" office:value="1.72491329479769">
            <text:p>1.7249132948</text:p>
          </table:table-cell>
        </table:table-row>
        <table:table-row table:style-name="ro2">
          <table:table-cell office:value-type="float" office:value="2444">
            <text:p>2444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.624">
            <text:p>0.624</text:p>
          </table:table-cell>
          <table:table-cell office:value-type="float" office:value="1.73536">
            <text:p>1.73536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620689655172414">
            <text:p>0.6206896552</text:p>
          </table:table-cell>
          <table:table-cell office:value-type="float" office:value="1.71413793103448">
            <text:p>1.714137931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62">
            <text:p>0.62</text:p>
          </table:table-cell>
          <table:table-cell office:value-type="float" office:value="1.7095">
            <text:p>1.7095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19047619047619">
            <text:p>0.619047619</text:p>
          </table:table-cell>
          <table:table-cell office:value-type="float" office:value="1.77857142857143">
            <text:p>1.7785714286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70269841269841">
            <text:p>1.7026984127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619047619047619">
            <text:p>0.619047619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619047619047619">
            <text:p>0.619047619</text:p>
          </table:table-cell>
          <table:table-cell office:value-type="float" office:value="1.70119047619048">
            <text:p>1.7011904762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67857142857143">
            <text:p>1.6785714286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74714285714286">
            <text:p>1.7471428571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19047619047619">
            <text:p>0.619047619</text:p>
          </table:table-cell>
          <table:table-cell office:value-type="float" office:value="1.71761904761905">
            <text:p>1.7176190476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71035714285714">
            <text:p>1.7103571429</text:p>
          </table:table-cell>
        </table:table-row>
        <table:table-row table:style-name="ro2">
          <table:table-cell office:value-type="float" office:value="2342">
            <text:p>2342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0.616352201257862">
            <text:p>0.6163522013</text:p>
          </table:table-cell>
          <table:table-cell office:value-type="float" office:value="1.74081761006289">
            <text:p>1.7408176101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7725641025641">
            <text:p>1.7725641026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66692307692308">
            <text:p>1.6669230769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66961538461538">
            <text:p>1.6696153846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63461538461538">
            <text:p>1.6346153846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71494505494506">
            <text:p>1.7149450549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72615384615385">
            <text:p>1.7261538462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66230769230769">
            <text:p>1.6623076923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69179487179487">
            <text:p>1.6917948718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70692307692308">
            <text:p>1.7069230769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67769230769231">
            <text:p>1.6776923077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64692307692308">
            <text:p>1.6469230769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73769230769231">
            <text:p>1.7376923077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.614173228346457">
            <text:p>0.6141732283</text:p>
          </table:table-cell>
          <table:table-cell office:value-type="float" office:value="1.71417322834646">
            <text:p>1.7141732283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0.613882863340564">
            <text:p>0.6138828633</text:p>
          </table:table-cell>
          <table:table-cell office:value-type="float" office:value="1.69520607375271">
            <text:p>1.6952060738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612903225806452">
            <text:p>0.6129032258</text:p>
          </table:table-cell>
          <table:table-cell office:value-type="float" office:value="1.72548387096774">
            <text:p>1.725483871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612903225806452">
            <text:p>0.6129032258</text:p>
          </table:table-cell>
          <table:table-cell office:value-type="float" office:value="1.71967741935484">
            <text:p>1.7196774194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12903225806452">
            <text:p>0.6129032258</text:p>
          </table:table-cell>
          <table:table-cell office:value-type="float" office:value="1.67193548387097">
            <text:p>1.6719354839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12903225806452">
            <text:p>0.6129032258</text:p>
          </table:table-cell>
          <table:table-cell office:value-type="float" office:value="1.7041935483871">
            <text:p>1.7041935484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12903225806452">
            <text:p>0.6129032258</text:p>
          </table:table-cell>
          <table:table-cell office:value-type="float" office:value="1.71774193548387">
            <text:p>1.7177419355</text:p>
          </table:table-cell>
        </table:table-row>
        <table:table-row table:style-name="ro2">
          <table:table-cell office:value-type="float" office:value="3442">
            <text:p>3442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0.611650485436893">
            <text:p>0.6116504854</text:p>
          </table:table-cell>
          <table:table-cell office:value-type="float" office:value="1.78757281553398">
            <text:p>1.7875728155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77222222222222">
            <text:p>1.7722222222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67722222222222">
            <text:p>1.6772222222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73777777777778">
            <text:p>1.7377777778</text:p>
          </table:table-cell>
        </table:table-row>
        <table:table-row table:style-name="ro2">
          <table:table-cell office:value-type="float" office:value="2365">
            <text:p>236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61">
            <text:p>0.61</text:p>
          </table:table-cell>
          <table:table-cell office:value-type="float" office:value="1.7604">
            <text:p>1.7604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09756097560976">
            <text:p>0.6097560976</text:p>
          </table:table-cell>
          <table:table-cell office:value-type="float" office:value="1.70634146341463">
            <text:p>1.7063414634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08695652173913">
            <text:p>0.6086956522</text:p>
          </table:table-cell>
          <table:table-cell office:value-type="float" office:value="1.74521739130435">
            <text:p>1.7452173913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08695652173913">
            <text:p>0.6086956522</text:p>
          </table:table-cell>
          <table:table-cell office:value-type="float" office:value="1.75913043478261">
            <text:p>1.7591304348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607843137254902">
            <text:p>0.6078431373</text:p>
          </table:table-cell>
          <table:table-cell office:value-type="float" office:value="1.72539215686275">
            <text:p>1.7253921569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607142857142857">
            <text:p>0.6071428571</text:p>
          </table:table-cell>
          <table:table-cell office:value-type="float" office:value="1.64857142857143">
            <text:p>1.6485714286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604651162790698">
            <text:p>0.6046511628</text:p>
          </table:table-cell>
          <table:table-cell office:value-type="float" office:value="1.76953488372093">
            <text:p>1.7695348837</text:p>
          </table:table-cell>
        </table:table-row>
        <table:table-row table:style-name="ro2" table:visibility="filter">
          <table:table-cell office:value-type="float" office:value="3457">
            <text:p>3457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604651162790698">
            <text:p>0.6046511628</text:p>
          </table:table-cell>
          <table:table-cell office:value-type="float" office:value="1.72418604651163">
            <text:p>1.7241860465</text:p>
          </table:table-cell>
        </table:table-row>
        <table:table-row table:style-name="ro2" table:visibility="filter">
          <table:table-cell office:value-type="float" office:value="3380">
            <text:p>338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604166666666667">
            <text:p>0.6041666667</text:p>
          </table:table-cell>
          <table:table-cell office:value-type="float" office:value="1.851875">
            <text:p>1.851875</text:p>
          </table:table-cell>
        </table:table-row>
        <table:table-row table:style-name="ro2">
          <table:table-cell office:value-type="float" office:value="2715">
            <text:p>2715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603960396039604">
            <text:p>0.603960396</text:p>
          </table:table-cell>
          <table:table-cell office:value-type="float" office:value="1.70643564356436">
            <text:p>1.7064356436</text:p>
          </table:table-cell>
        </table:table-row>
        <table:table-row table:style-name="ro2">
          <table:table-cell office:value-type="float" office:value="2223">
            <text:p>2223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0.603658536585366">
            <text:p>0.6036585366</text:p>
          </table:table-cell>
          <table:table-cell office:value-type="float" office:value="1.72829268292683">
            <text:p>1.7282926829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385">
            <text:p>1.7385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324">
            <text:p>1.6324</text:p>
          </table:table-cell>
        </table:table-row>
        <table:table-row table:style-name="ro2" table:visibility="filter">
          <table:table-cell office:value-type="float" office:value="2042">
            <text:p>20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906">
            <text:p>1.906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03">
            <text:p>1.703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18">
            <text:p>1.618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02">
            <text:p>1.702</text:p>
          </table:table-cell>
        </table:table-row>
        <table:table-row table:style-name="ro2" table:visibility="filter">
          <table:table-cell office:value-type="float" office:value="3454">
            <text:p>345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88066666666667">
            <text:p>1.8806666667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28">
            <text:p>1.728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28">
            <text:p>1.728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98">
            <text:p>1.798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91">
            <text:p>1.691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81">
            <text:p>1.681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3933333333333">
            <text:p>1.7393333333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68">
            <text:p>1.668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36">
            <text:p>1.636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848">
            <text:p>1.848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01">
            <text:p>1.701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834">
            <text:p>1.834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82">
            <text:p>1.682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09">
            <text:p>1.709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52">
            <text:p>1.652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98">
            <text:p>1.798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56">
            <text:p>1.656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04">
            <text:p>1.704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3457">
            <text:p>345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8005">
            <text:p>1.8005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1142857142857">
            <text:p>1.7114285714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3333333333333">
            <text:p>1.7333333333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85">
            <text:p>1.785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06">
            <text:p>1.706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852">
            <text:p>1.6852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52">
            <text:p>1.652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2866666666667">
            <text:p>1.7286666667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175">
            <text:p>1.7175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02">
            <text:p>1.702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08">
            <text:p>1.708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94">
            <text:p>1.794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88">
            <text:p>1.688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822">
            <text:p>1.822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16">
            <text:p>1.716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4933333333333">
            <text:p>1.6493333333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74">
            <text:p>1.774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66">
            <text:p>1.666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47">
            <text:p>1.647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16">
            <text:p>1.716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12">
            <text:p>1.612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26">
            <text:p>1.726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598">
            <text:p>1.598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96">
            <text:p>1.796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81">
            <text:p>1.781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57">
            <text:p>1.757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12">
            <text:p>1.712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52">
            <text:p>1.752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46">
            <text:p>1.746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76">
            <text:p>1.776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64">
            <text:p>1.764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08">
            <text:p>1.608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88">
            <text:p>1.788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96">
            <text:p>1.696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54">
            <text:p>1.754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12">
            <text:p>1.712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98">
            <text:p>1.798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64">
            <text:p>1.764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48">
            <text:p>1.748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78">
            <text:p>1.778</text:p>
          </table:table-cell>
        </table:table-row>
        <table:table-row table:style-name="ro2">
          <table:table-cell office:value-type="float" office:value="3453">
            <text:p>3453</text:p>
          </table:table-cell>
          <table:table-cell office:value-type="float" office:value="667">
            <text:p>667</text:p>
          </table:table-cell>
          <table:table-cell office:value-type="float" office:value="1">
            <text:p>1</text:p>
          </table:table-cell>
          <table:table-cell office:value-type="float" office:value="0.598200899550225">
            <text:p>0.5982008996</text:p>
          </table:table-cell>
          <table:table-cell office:value-type="float" office:value="1.72706146926537">
            <text:p>1.7270614693</text:p>
          </table:table-cell>
        </table:table-row>
        <table:table-row table:style-name="ro2">
          <table:table-cell office:value-type="float" office:value="2042">
            <text:p>2042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0.597826086956522">
            <text:p>0.597826087</text:p>
          </table:table-cell>
          <table:table-cell office:value-type="float" office:value="1.70163043478261">
            <text:p>1.7016304348</text:p>
          </table:table-cell>
        </table:table-row>
        <table:table-row table:style-name="ro2">
          <table:table-cell office:value-type="float" office:value="3316">
            <text:p>3316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.597633136094675">
            <text:p>0.5976331361</text:p>
          </table:table-cell>
          <table:table-cell office:value-type="float" office:value="1.73449704142012">
            <text:p>1.7344970414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596774193548387">
            <text:p>0.5967741935</text:p>
          </table:table-cell>
          <table:table-cell office:value-type="float" office:value="1.69741935483871">
            <text:p>1.6974193548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0.595854922279793">
            <text:p>0.5958549223</text:p>
          </table:table-cell>
          <table:table-cell office:value-type="float" office:value="1.73088082901554">
            <text:p>1.730880829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595744680851064">
            <text:p>0.5957446809</text:p>
          </table:table-cell>
          <table:table-cell office:value-type="float" office:value="1.70191489361702">
            <text:p>1.7019148936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595744680851064">
            <text:p>0.5957446809</text:p>
          </table:table-cell>
          <table:table-cell office:value-type="float" office:value="1.70127659574468">
            <text:p>1.7012765957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595238095238095">
            <text:p>0.5952380952</text:p>
          </table:table-cell>
          <table:table-cell office:value-type="float" office:value="1.71928571428571">
            <text:p>1.7192857143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59375">
            <text:p>0.59375</text:p>
          </table:table-cell>
          <table:table-cell office:value-type="float" office:value="1.7134375">
            <text:p>1.7134375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593220338983051">
            <text:p>0.593220339</text:p>
          </table:table-cell>
          <table:table-cell office:value-type="float" office:value="1.74576271186441">
            <text:p>1.7457627119</text:p>
          </table:table-cell>
        </table:table-row>
        <table:table-row table:style-name="ro2">
          <table:table-cell office:value-type="float" office:value="2381">
            <text:p>238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.592920353982301">
            <text:p>0.592920354</text:p>
          </table:table-cell>
          <table:table-cell office:value-type="float" office:value="1.74469026548673">
            <text:p>1.7446902655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592592592592593">
            <text:p>0.5925925926</text:p>
          </table:table-cell>
          <table:table-cell office:value-type="float" office:value="1.71481481481481">
            <text:p>1.7148148148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592592592592593">
            <text:p>0.5925925926</text:p>
          </table:table-cell>
          <table:table-cell office:value-type="float" office:value="1.69592592592593">
            <text:p>1.6959259259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92592592592593">
            <text:p>0.5925925926</text:p>
          </table:table-cell>
          <table:table-cell office:value-type="float" office:value="1.7537037037037">
            <text:p>1.7537037037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92592592592593">
            <text:p>0.5925925926</text:p>
          </table:table-cell>
          <table:table-cell office:value-type="float" office:value="1.69851851851852">
            <text:p>1.6985185185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592233009708738">
            <text:p>0.5922330097</text:p>
          </table:table-cell>
          <table:table-cell office:value-type="float" office:value="1.72941747572816">
            <text:p>1.7294174757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0.592105263157895">
            <text:p>0.5921052632</text:p>
          </table:table-cell>
          <table:table-cell office:value-type="float" office:value="1.74179824561404">
            <text:p>1.7417982456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590909090909091">
            <text:p>0.5909090909</text:p>
          </table:table-cell>
          <table:table-cell office:value-type="float" office:value="1.67348484848485">
            <text:p>1.6734848485</text:p>
          </table:table-cell>
        </table:table-row>
        <table:table-row table:style-name="ro2" table:visibility="filter">
          <table:table-cell office:value-type="float" office:value="2917">
            <text:p>2917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590909090909091">
            <text:p>0.5909090909</text:p>
          </table:table-cell>
          <table:table-cell office:value-type="float" office:value="1.66181818181818">
            <text:p>1.6618181818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90909090909091">
            <text:p>0.5909090909</text:p>
          </table:table-cell>
          <table:table-cell office:value-type="float" office:value="1.72318181818182">
            <text:p>1.7231818182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590909090909091">
            <text:p>0.5909090909</text:p>
          </table:table-cell>
          <table:table-cell office:value-type="float" office:value="1.74613636363636">
            <text:p>1.7461363636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90909090909091">
            <text:p>0.5909090909</text:p>
          </table:table-cell>
          <table:table-cell office:value-type="float" office:value="1.68818181818182">
            <text:p>1.6881818182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90909090909091">
            <text:p>0.5909090909</text:p>
          </table:table-cell>
          <table:table-cell office:value-type="float" office:value="1.69045454545455">
            <text:p>1.6904545455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590163934426229">
            <text:p>0.5901639344</text:p>
          </table:table-cell>
          <table:table-cell office:value-type="float" office:value="1.74049180327869">
            <text:p>1.7404918033</text:p>
          </table:table-cell>
        </table:table-row>
        <table:table-row table:style-name="ro2" table:visibility="filter">
          <table:table-cell office:value-type="float" office:value="2917">
            <text:p>2917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58974358974359">
            <text:p>0.5897435897</text:p>
          </table:table-cell>
          <table:table-cell office:value-type="float" office:value="1.71358974358974">
            <text:p>1.7135897436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589285714285714">
            <text:p>0.5892857143</text:p>
          </table:table-cell>
          <table:table-cell office:value-type="float" office:value="1.74946428571429">
            <text:p>1.7494642857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589285714285714">
            <text:p>0.5892857143</text:p>
          </table:table-cell>
          <table:table-cell office:value-type="float" office:value="1.73410714285714">
            <text:p>1.7341071429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.588709677419355">
            <text:p>0.5887096774</text:p>
          </table:table-cell>
          <table:table-cell office:value-type="float" office:value="1.70193548387097">
            <text:p>1.7019354839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0.588607594936709">
            <text:p>0.5886075949</text:p>
          </table:table-cell>
          <table:table-cell office:value-type="float" office:value="1.71873417721519">
            <text:p>1.7187341772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88235294117647">
            <text:p>0.5882352941</text:p>
          </table:table-cell>
          <table:table-cell office:value-type="float" office:value="1.70058823529412">
            <text:p>1.7005882353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88235294117647">
            <text:p>0.5882352941</text:p>
          </table:table-cell>
          <table:table-cell office:value-type="float" office:value="1.67235294117647">
            <text:p>1.6723529412</text:p>
          </table:table-cell>
        </table:table-row>
        <table:table-row table:style-name="ro2" table:visibility="filter">
          <table:table-cell office:value-type="float" office:value="2936">
            <text:p>2936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67517647058824">
            <text:p>1.6751764706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71588235294118">
            <text:p>1.7158823529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72205882352941">
            <text:p>1.7220588235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58764705882353">
            <text:p>1.5876470588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73235294117647">
            <text:p>1.7323529412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587301587301587">
            <text:p>0.5873015873</text:p>
          </table:table-cell>
          <table:table-cell office:value-type="float" office:value="1.71920634920635">
            <text:p>1.7192063492</text:p>
          </table:table-cell>
        </table:table-row>
        <table:table-row table:style-name="ro2">
          <table:table-cell office:value-type="float" office:value="2518">
            <text:p>2518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.587209302325581">
            <text:p>0.5872093023</text:p>
          </table:table-cell>
          <table:table-cell office:value-type="float" office:value="1.7518023255814">
            <text:p>1.7518023256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.587209302325581">
            <text:p>0.5872093023</text:p>
          </table:table-cell>
          <table:table-cell office:value-type="float" office:value="1.75424418604651">
            <text:p>1.754244186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58695652173913">
            <text:p>0.5869565217</text:p>
          </table:table-cell>
          <table:table-cell office:value-type="float" office:value="1.72413043478261">
            <text:p>1.7241304348</text:p>
          </table:table-cell>
        </table:table-row>
        <table:table-row table:style-name="ro2" table:visibility="filter">
          <table:table-cell office:value-type="float" office:value="2946">
            <text:p>294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58695652173913">
            <text:p>0.5869565217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586666666666667">
            <text:p>0.5866666667</text:p>
          </table:table-cell>
          <table:table-cell office:value-type="float" office:value="1.7188">
            <text:p>1.7188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86206896551724">
            <text:p>0.5862068966</text:p>
          </table:table-cell>
          <table:table-cell office:value-type="float" office:value="1.71586206896552">
            <text:p>1.715862069</text:p>
          </table:table-cell>
        </table:table-row>
        <table:table-row table:style-name="ro2" table:visibility="filter">
          <table:table-cell office:value-type="float" office:value="2911">
            <text:p>291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585714285714286">
            <text:p>0.5857142857</text:p>
          </table:table-cell>
          <table:table-cell office:value-type="float" office:value="1.68885714285714">
            <text:p>1.6888571429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584905660377358">
            <text:p>0.5849056604</text:p>
          </table:table-cell>
          <table:table-cell office:value-type="float" office:value="1.66679245283019">
            <text:p>1.6667924528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584905660377358">
            <text:p>0.5849056604</text:p>
          </table:table-cell>
          <table:table-cell office:value-type="float" office:value="1.70075471698113">
            <text:p>1.700754717</text:p>
          </table:table-cell>
        </table:table-row>
        <table:table-row table:style-name="ro2" table:visibility="filter">
          <table:table-cell office:value-type="float" office:value="3249">
            <text:p>3249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.584415584415584">
            <text:p>0.5844155844</text:p>
          </table:table-cell>
          <table:table-cell office:value-type="float" office:value="1.72285714285714">
            <text:p>1.7228571429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0.583892617449664">
            <text:p>0.5838926174</text:p>
          </table:table-cell>
          <table:table-cell office:value-type="float" office:value="1.7148322147651">
            <text:p>1.7148322148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64583333333333">
            <text:p>1.6458333333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69527777777778">
            <text:p>1.6952777778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82916666666667">
            <text:p>1.8291666667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72527777777778">
            <text:p>1.7252777778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6525">
            <text:p>1.6525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74861111111111">
            <text:p>1.7486111111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77666666666667">
            <text:p>1.7766666667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64583333333333">
            <text:p>1.6458333333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69083333333333">
            <text:p>1.6908333333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71916666666667">
            <text:p>1.7191666667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70583333333333">
            <text:p>1.7058333333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72416666666667">
            <text:p>1.7241666667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72041666666667">
            <text:p>1.7204166667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72166666666667">
            <text:p>1.7216666667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67583333333333">
            <text:p>1.6758333333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75083333333333">
            <text:p>1.7508333333</text:p>
          </table:table-cell>
        </table:table-row>
        <table:table-row table:style-name="ro2">
          <table:table-cell office:value-type="float" office:value="2528">
            <text:p>2528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582608695652174">
            <text:p>0.5826086957</text:p>
          </table:table-cell>
          <table:table-cell office:value-type="float" office:value="1.72191304347826">
            <text:p>1.7219130435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582089552238806">
            <text:p>0.5820895522</text:p>
          </table:table-cell>
          <table:table-cell office:value-type="float" office:value="1.64567164179105">
            <text:p>1.6456716418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581818181818182">
            <text:p>0.5818181818</text:p>
          </table:table-cell>
          <table:table-cell office:value-type="float" office:value="1.72172727272727">
            <text:p>1.7217272727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581395348837209">
            <text:p>0.5813953488</text:p>
          </table:table-cell>
          <table:table-cell office:value-type="float" office:value="1.70023255813953">
            <text:p>1.7002325581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580645161290323">
            <text:p>0.5806451613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77894736842105">
            <text:p>1.7789473684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65736842105263">
            <text:p>1.6573684211</text:p>
          </table:table-cell>
        </table:table-row>
        <table:table-row table:style-name="ro2" table:visibility="filter">
          <table:table-cell office:value-type="float" office:value="2228">
            <text:p>222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68368421052632">
            <text:p>1.6836842105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0.577868852459016">
            <text:p>0.5778688525</text:p>
          </table:table-cell>
          <table:table-cell office:value-type="float" office:value="1.70688524590164">
            <text:p>1.7068852459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1.70818681318681">
            <text:p>1.7081868132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1.67461538461538">
            <text:p>1.6746153846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1.67730769230769">
            <text:p>1.6773076923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576086956521739">
            <text:p>0.5760869565</text:p>
          </table:table-cell>
          <table:table-cell office:value-type="float" office:value="1.76402173913043">
            <text:p>1.7640217391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75757575757576">
            <text:p>0.5757575758</text:p>
          </table:table-cell>
          <table:table-cell office:value-type="float" office:value="1.64454545454545">
            <text:p>1.6445454545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575757575757576">
            <text:p>0.5757575758</text:p>
          </table:table-cell>
          <table:table-cell office:value-type="float" office:value="1.77212121212121">
            <text:p>1.7721212121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75757575757576">
            <text:p>0.5757575758</text:p>
          </table:table-cell>
          <table:table-cell office:value-type="float" office:value="1.70757575757576">
            <text:p>1.7075757576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575">
            <text:p>0.575</text:p>
          </table:table-cell>
          <table:table-cell office:value-type="float" office:value="1.714">
            <text:p>1.714</text:p>
          </table:table-cell>
        </table:table-row>
        <table:table-row table:style-name="ro2" table:visibility="filter">
          <table:table-cell office:value-type="float" office:value="2946">
            <text:p>2946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574468085106383">
            <text:p>0.5744680851</text:p>
          </table:table-cell>
          <table:table-cell office:value-type="float" office:value="1.69340425531915">
            <text:p>1.6934042553</text:p>
          </table:table-cell>
        </table:table-row>
        <table:table-row table:style-name="ro2" table:visibility="filter">
          <table:table-cell office:value-type="float" office:value="3464">
            <text:p>3464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573529411764706">
            <text:p>0.5735294118</text:p>
          </table:table-cell>
          <table:table-cell office:value-type="float" office:value="1.73882352941176">
            <text:p>1.7388235294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81142857142857">
            <text:p>1.8114285714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6285714285714">
            <text:p>1.7628571429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2928571428571">
            <text:p>1.7292857143</text:p>
          </table:table-cell>
        </table:table-row>
        <table:table-row table:style-name="ro2" table:visibility="filter">
          <table:table-cell office:value-type="float" office:value="3028">
            <text:p>302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8238095238095">
            <text:p>1.6823809524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3714285714286">
            <text:p>1.7371428571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3142857142857">
            <text:p>1.6314285714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4214285714286">
            <text:p>1.6421428571</text:p>
          </table:table-cell>
        </table:table-row>
        <table:table-row table:style-name="ro2" table:visibility="filter">
          <table:table-cell office:value-type="float" office:value="3454">
            <text:p>3454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5296703296703">
            <text:p>1.752967033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0285714285714">
            <text:p>1.6028571429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1380952380952">
            <text:p>1.7138095238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0285714285714">
            <text:p>1.7028571429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3142857142857">
            <text:p>1.7314285714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1285714285714">
            <text:p>1.7128571429</text:p>
          </table:table-cell>
        </table:table-row>
        <table:table-row table:style-name="ro2" table:visibility="filter">
          <table:table-cell office:value-type="float" office:value="3027">
            <text:p>30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0142857142857">
            <text:p>1.6014285714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8571428571429">
            <text:p>1.7857142857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84142857142857">
            <text:p>1.8414285714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7142857142857">
            <text:p>1.7714285714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80285714285714">
            <text:p>1.8028571429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4857142857143">
            <text:p>1.7485714286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5714285714286">
            <text:p>1.6571428571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7571428571429">
            <text:p>1.6757142857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1285714285714">
            <text:p>1.6128571429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0714285714286">
            <text:p>1.6071428571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9142857142857">
            <text:p>1.6914285714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8285714285714">
            <text:p>1.7828571429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3571428571429">
            <text:p>1.7357142857</text:p>
          </table:table-cell>
        </table:table-row>
        <table:table-row table:style-name="ro2">
          <table:table-cell office:value-type="float" office:value="2146">
            <text:p>2146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.57037037037037">
            <text:p>0.5703703704</text:p>
          </table:table-cell>
          <table:table-cell office:value-type="float" office:value="1.75148148148148">
            <text:p>1.7514814815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569767441860465">
            <text:p>0.5697674419</text:p>
          </table:table-cell>
          <table:table-cell office:value-type="float" office:value="1.75302325581395">
            <text:p>1.7530232558</text:p>
          </table:table-cell>
        </table:table-row>
        <table:table-row table:style-name="ro2">
          <table:table-cell office:value-type="float" office:value="2153">
            <text:p>2153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0.569105691056911">
            <text:p>0.5691056911</text:p>
          </table:table-cell>
          <table:table-cell office:value-type="float" office:value="1.70788617886179">
            <text:p>1.7078861789</text:p>
          </table:table-cell>
        </table:table-row>
        <table:table-row table:style-name="ro2" table:visibility="filter">
          <table:table-cell office:value-type="float" office:value="2084">
            <text:p>2084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568965517241379">
            <text:p>0.5689655172</text:p>
          </table:table-cell>
          <table:table-cell office:value-type="float" office:value="1.73068965517241">
            <text:p>1.7306896552</text:p>
          </table:table-cell>
        </table:table-row>
        <table:table-row table:style-name="ro2">
          <table:table-cell office:value-type="float" office:value="2492">
            <text:p>2492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568627450980392">
            <text:p>0.568627451</text:p>
          </table:table-cell>
          <table:table-cell office:value-type="float" office:value="1.71954248366013">
            <text:p>1.7195424837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568181818181818">
            <text:p>0.5681818182</text:p>
          </table:table-cell>
          <table:table-cell office:value-type="float" office:value="1.62795454545455">
            <text:p>1.6279545455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.567567567567568">
            <text:p>0.5675675676</text:p>
          </table:table-cell>
          <table:table-cell office:value-type="float" office:value="1.70585585585586">
            <text:p>1.7058558559</text:p>
          </table:table-cell>
        </table:table-row>
        <table:table-row table:style-name="ro2" table:visibility="filter">
          <table:table-cell office:value-type="float" office:value="3353">
            <text:p>335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567567567567568">
            <text:p>0.5675675676</text:p>
          </table:table-cell>
          <table:table-cell office:value-type="float" office:value="1.82432432432432">
            <text:p>1.8243243243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67567567567568">
            <text:p>0.5675675676</text:p>
          </table:table-cell>
          <table:table-cell office:value-type="float" office:value="1.70675675675676">
            <text:p>1.7067567568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67567567567568">
            <text:p>0.5675675676</text:p>
          </table:table-cell>
          <table:table-cell office:value-type="float" office:value="1.6972972972973">
            <text:p>1.6972972973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67567567567568">
            <text:p>0.5675675676</text:p>
          </table:table-cell>
          <table:table-cell office:value-type="float" office:value="1.70486486486486">
            <text:p>1.7048648649</text:p>
          </table:table-cell>
        </table:table-row>
        <table:table-row table:style-name="ro2">
          <table:table-cell office:value-type="float" office:value="2141">
            <text:p>2141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.566929133858268">
            <text:p>0.5669291339</text:p>
          </table:table-cell>
          <table:table-cell office:value-type="float" office:value="1.71511811023622">
            <text:p>1.7151181102</text:p>
          </table:table-cell>
        </table:table-row>
        <table:table-row table:style-name="ro2">
          <table:table-cell office:value-type="float" office:value="2043">
            <text:p>2043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.566473988439306">
            <text:p>0.5664739884</text:p>
          </table:table-cell>
          <table:table-cell office:value-type="float" office:value="1.73832369942197">
            <text:p>1.7383236994</text:p>
          </table:table-cell>
        </table:table-row>
        <table:table-row table:style-name="ro2">
          <table:table-cell office:value-type="float" office:value="3458">
            <text:p>3458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0.566037735849057">
            <text:p>0.5660377358</text:p>
          </table:table-cell>
          <table:table-cell office:value-type="float" office:value="1.71240566037736">
            <text:p>1.7124056604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566037735849057">
            <text:p>0.5660377358</text:p>
          </table:table-cell>
          <table:table-cell office:value-type="float" office:value="1.71509433962264">
            <text:p>1.7150943396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565656565656566">
            <text:p>0.5656565657</text:p>
          </table:table-cell>
          <table:table-cell office:value-type="float" office:value="1.72323232323232">
            <text:p>1.7232323232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79608695652174">
            <text:p>1.7960869565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6904347826087">
            <text:p>1.6904347826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65826086956522">
            <text:p>1.6582608696</text:p>
          </table:table-cell>
        </table:table-row>
        <table:table-row table:style-name="ro2">
          <table:table-cell office:value-type="float" office:value="2241">
            <text:p>2241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77565217391304">
            <text:p>1.7756521739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65217391304348">
            <text:p>0.5652173913</text:p>
          </table:table-cell>
          <table:table-cell office:value-type="float" office:value="1.68913043478261">
            <text:p>1.6891304348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6995652173913">
            <text:p>1.6995652174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0.565096952908587">
            <text:p>0.5650969529</text:p>
          </table:table-cell>
          <table:table-cell office:value-type="float" office:value="1.71551246537396">
            <text:p>1.7155124654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0.564748201438849">
            <text:p>0.5647482014</text:p>
          </table:table-cell>
          <table:table-cell office:value-type="float" office:value="1.74165467625899">
            <text:p>1.7416546763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564516129032258">
            <text:p>0.564516129</text:p>
          </table:table-cell>
          <table:table-cell office:value-type="float" office:value="1.73467741935484">
            <text:p>1.7346774194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0.564459930313589">
            <text:p>0.5644599303</text:p>
          </table:table-cell>
          <table:table-cell office:value-type="float" office:value="1.73006968641115">
            <text:p>1.7300696864</text:p>
          </table:table-cell>
        </table:table-row>
        <table:table-row table:style-name="ro2">
          <table:table-cell office:value-type="float" office:value="3462">
            <text:p>3462</text:p>
          </table:table-cell>
          <table:table-cell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float" office:value="0.564377682403433">
            <text:p>0.5643776824</text:p>
          </table:table-cell>
          <table:table-cell office:value-type="float" office:value="1.7612660944206">
            <text:p>1.7612660944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563636363636364">
            <text:p>0.5636363636</text:p>
          </table:table-cell>
          <table:table-cell office:value-type="float" office:value="1.73890909090909">
            <text:p>1.7389090909</text:p>
          </table:table-cell>
        </table:table-row>
        <table:table-row table:style-name="ro2">
          <table:table-cell office:value-type="float" office:value="3307">
            <text:p>3307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0.563380281690141">
            <text:p>0.5633802817</text:p>
          </table:table-cell>
          <table:table-cell office:value-type="float" office:value="1.72464788732394">
            <text:p>1.7246478873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693125">
            <text:p>1.693125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7271875">
            <text:p>1.7271875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7925">
            <text:p>1.7925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69541666666667">
            <text:p>1.6954166667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73625">
            <text:p>1.73625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751875">
            <text:p>1.751875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73625">
            <text:p>1.73625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710625">
            <text:p>1.710625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676875">
            <text:p>1.676875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745625">
            <text:p>1.745625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758125">
            <text:p>1.758125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688125">
            <text:p>1.688125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74375">
            <text:p>1.74375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560975609756098">
            <text:p>0.5609756098</text:p>
          </table:table-cell>
          <table:table-cell office:value-type="float" office:value="1.76878048780488">
            <text:p>1.7687804878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560975609756098">
            <text:p>0.5609756098</text:p>
          </table:table-cell>
          <table:table-cell office:value-type="float" office:value="1.67414634146341">
            <text:p>1.6741463415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0.560411311053985">
            <text:p>0.5604113111</text:p>
          </table:table-cell>
          <table:table-cell office:value-type="float" office:value="1.73439588688946">
            <text:p>1.7343958869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6">
            <text:p>0.56</text:p>
          </table:table-cell>
          <table:table-cell office:value-type="float" office:value="1.7156">
            <text:p>1.7156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.7546">
            <text:p>1.7546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.7244">
            <text:p>1.7244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.7832">
            <text:p>1.7832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.648">
            <text:p>1.648</text:p>
          </table:table-cell>
        </table:table-row>
        <table:table-row table:style-name="ro2" table:visibility="filter">
          <table:table-cell office:value-type="float" office:value="2429">
            <text:p>2429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559139784946237">
            <text:p>0.5591397849</text:p>
          </table:table-cell>
          <table:table-cell office:value-type="float" office:value="1.74365591397849">
            <text:p>1.743655914</text:p>
          </table:table-cell>
        </table:table-row>
        <table:table-row table:style-name="ro2">
          <table:table-cell office:value-type="float" office:value="2148">
            <text:p>2148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0.559105431309904">
            <text:p>0.5591054313</text:p>
          </table:table-cell>
          <table:table-cell office:value-type="float" office:value="1.75833865814696">
            <text:p>1.7583386581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1734">
            <text:p>1734</text:p>
          </table:table-cell>
          <table:table-cell office:value-type="float" office:value="1">
            <text:p>1</text:p>
          </table:table-cell>
          <table:table-cell office:value-type="float" office:value="0.558823529411765">
            <text:p>0.5588235294</text:p>
          </table:table-cell>
          <table:table-cell office:value-type="float" office:value="1.72541522491349">
            <text:p>1.7254152249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558823529411765">
            <text:p>0.5588235294</text:p>
          </table:table-cell>
          <table:table-cell office:value-type="float" office:value="1.69558823529412">
            <text:p>1.6955882353</text:p>
          </table:table-cell>
        </table:table-row>
        <table:table-row table:style-name="ro2">
          <table:table-cell office:value-type="float" office:value="3381">
            <text:p>3381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558823529411765">
            <text:p>0.5588235294</text:p>
          </table:table-cell>
          <table:table-cell office:value-type="float" office:value="1.67911764705882">
            <text:p>1.6791176471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558823529411765">
            <text:p>0.5588235294</text:p>
          </table:table-cell>
          <table:table-cell office:value-type="float" office:value="1.65088235294118">
            <text:p>1.6508823529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558823529411765">
            <text:p>0.5588235294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557692307692308">
            <text:p>0.5576923077</text:p>
          </table:table-cell>
          <table:table-cell office:value-type="float" office:value="1.73615384615385">
            <text:p>1.7361538462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557692307692308">
            <text:p>0.5576923077</text:p>
          </table:table-cell>
          <table:table-cell office:value-type="float" office:value="1.73480769230769">
            <text:p>1.7348076923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557377049180328">
            <text:p>0.5573770492</text:p>
          </table:table-cell>
          <table:table-cell office:value-type="float" office:value="1.69770491803279">
            <text:p>1.697704918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557377049180328">
            <text:p>0.5573770492</text:p>
          </table:table-cell>
          <table:table-cell office:value-type="float" office:value="1.75360655737705">
            <text:p>1.7536065574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557377049180328">
            <text:p>0.5573770492</text:p>
          </table:table-cell>
          <table:table-cell office:value-type="float" office:value="1.72655737704918">
            <text:p>1.726557377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.557251908396947">
            <text:p>0.5572519084</text:p>
          </table:table-cell>
          <table:table-cell office:value-type="float" office:value="1.77328244274809">
            <text:p>1.7732824427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556521739130435">
            <text:p>0.5565217391</text:p>
          </table:table-cell>
          <table:table-cell office:value-type="float" office:value="1.70486956521739">
            <text:p>1.7048695652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7644444444444">
            <text:p>1.6764444444</text:p>
          </table:table-cell>
        </table:table-row>
        <table:table-row table:style-name="ro2">
          <table:table-cell office:value-type="float" office:value="2618">
            <text:p>2618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36">
            <text:p>1.736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2355555555556">
            <text:p>1.7235555556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3714285714286">
            <text:p>1.7371428571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5777777777778">
            <text:p>1.6577777778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8777777777778">
            <text:p>1.6877777778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9925925925926">
            <text:p>1.6992592593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8222222222222">
            <text:p>1.6822222222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1222222222222">
            <text:p>1.7122222222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1777777777778">
            <text:p>1.6177777778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4777777777778">
            <text:p>1.7477777778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5444444444444">
            <text:p>1.7544444444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7555555555556">
            <text:p>1.6755555556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1015873015873">
            <text:p>1.7101587302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0611111111111">
            <text:p>1.7061111111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8148148148148">
            <text:p>1.6814814815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4555555555556">
            <text:p>1.7455555556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80444444444444">
            <text:p>1.8044444444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0703703703704">
            <text:p>1.707037037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6888888888889">
            <text:p>1.6688888889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3555555555556">
            <text:p>1.7355555556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2166666666667">
            <text:p>1.7216666667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9222222222222">
            <text:p>1.7922222222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7888888888889">
            <text:p>1.7788888889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7888888888889">
            <text:p>1.6788888889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1444444444444">
            <text:p>1.6144444444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3444444444444">
            <text:p>1.6344444444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3444444444444">
            <text:p>1.6344444444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5111111111111">
            <text:p>1.6511111111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55421686746988">
            <text:p>0.5542168675</text:p>
          </table:table-cell>
          <table:table-cell office:value-type="float" office:value="1.72253012048193">
            <text:p>1.7225301205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545">
            <text:p>545</text:p>
          </table:table-cell>
          <table:table-cell office:value-type="float" office:value="1">
            <text:p>1</text:p>
          </table:table-cell>
          <table:table-cell office:value-type="float" office:value="0.554128440366972">
            <text:p>0.5541284404</text:p>
          </table:table-cell>
          <table:table-cell office:value-type="float" office:value="1.72166972477064">
            <text:p>1.7216697248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554054054054054">
            <text:p>0.5540540541</text:p>
          </table:table-cell>
          <table:table-cell office:value-type="float" office:value="1.69378378378378">
            <text:p>1.6937837838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.553956834532374">
            <text:p>0.5539568345</text:p>
          </table:table-cell>
          <table:table-cell office:value-type="float" office:value="1.72474820143885">
            <text:p>1.7247482014</text:p>
          </table:table-cell>
        </table:table-row>
        <table:table-row table:style-name="ro2">
          <table:table-cell office:value-type="float" office:value="2473">
            <text:p>2473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0.553846153846154">
            <text:p>0.5538461538</text:p>
          </table:table-cell>
          <table:table-cell office:value-type="float" office:value="1.74769230769231">
            <text:p>1.7476923077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0.553846153846154">
            <text:p>0.5538461538</text:p>
          </table:table-cell>
          <table:table-cell office:value-type="float" office:value="1.72961538461538">
            <text:p>1.7296153846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553846153846154">
            <text:p>0.5538461538</text:p>
          </table:table-cell>
          <table:table-cell office:value-type="float" office:value="1.77261538461538">
            <text:p>1.7726153846</text:p>
          </table:table-cell>
        </table:table-row>
        <table:table-row table:style-name="ro2">
          <table:table-cell office:value-type="float" office:value="2667">
            <text:p>2667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553571428571429">
            <text:p>0.5535714286</text:p>
          </table:table-cell>
          <table:table-cell office:value-type="float" office:value="1.74633928571429">
            <text:p>1.7463392857</text:p>
          </table:table-cell>
        </table:table-row>
        <table:table-row table:style-name="ro2">
          <table:table-cell office:value-type="float" office:value="2152">
            <text:p>2152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0.553191489361702">
            <text:p>0.5531914894</text:p>
          </table:table-cell>
          <table:table-cell office:value-type="float" office:value="1.70439716312057">
            <text:p>1.7043971631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553191489361702">
            <text:p>0.5531914894</text:p>
          </table:table-cell>
          <table:table-cell office:value-type="float" office:value="1.71297872340426">
            <text:p>1.7129787234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552631578947368">
            <text:p>0.5526315789</text:p>
          </table:table-cell>
          <table:table-cell office:value-type="float" office:value="1.71605263157895">
            <text:p>1.7160526316</text:p>
          </table:table-cell>
        </table:table-row>
        <table:table-row table:style-name="ro2">
          <table:table-cell office:value-type="float" office:value="2036">
            <text:p>2036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551724137931034">
            <text:p>0.5517241379</text:p>
          </table:table-cell>
          <table:table-cell office:value-type="float" office:value="1.70025862068966">
            <text:p>1.7002586207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51724137931034">
            <text:p>0.5517241379</text:p>
          </table:table-cell>
          <table:table-cell office:value-type="float" office:value="1.70172413793103">
            <text:p>1.7017241379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51724137931034">
            <text:p>0.5517241379</text:p>
          </table:table-cell>
          <table:table-cell office:value-type="float" office:value="1.76551724137931">
            <text:p>1.7655172414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51724137931034">
            <text:p>0.5517241379</text:p>
          </table:table-cell>
          <table:table-cell office:value-type="float" office:value="1.6448275862069">
            <text:p>1.6448275862</text:p>
          </table:table-cell>
        </table:table-row>
        <table:table-row table:style-name="ro2">
          <table:table-cell office:value-type="float" office:value="2154">
            <text:p>2154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.551181102362205">
            <text:p>0.5511811024</text:p>
          </table:table-cell>
          <table:table-cell office:value-type="float" office:value="1.71858267716535">
            <text:p>1.7185826772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551020408163265">
            <text:p>0.5510204082</text:p>
          </table:table-cell>
          <table:table-cell office:value-type="float" office:value="1.73408163265306">
            <text:p>1.7340816327</text:p>
          </table:table-cell>
        </table:table-row>
        <table:table-row table:style-name="ro2">
          <table:table-cell office:value-type="float" office:value="2083">
            <text:p>2083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0.550898203592814">
            <text:p>0.5508982036</text:p>
          </table:table-cell>
          <table:table-cell office:value-type="float" office:value="1.72419161676647">
            <text:p>1.7241916168</text:p>
          </table:table-cell>
        </table:table-row>
        <table:table-row table:style-name="ro2">
          <table:table-cell office:value-type="float" office:value="2498">
            <text:p>2498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55045871559633">
            <text:p>0.5504587156</text:p>
          </table:table-cell>
          <table:table-cell office:value-type="float" office:value="1.74853211009174">
            <text:p>1.7485321101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8095">
            <text:p>1.8095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7565">
            <text:p>1.7565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697">
            <text:p>1.697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7395">
            <text:p>1.7395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784875">
            <text:p>1.784875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814">
            <text:p>1.814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7175">
            <text:p>1.7175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681">
            <text:p>1.681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6275">
            <text:p>1.6275</text:p>
          </table:table-cell>
        </table:table-row>
        <table:table-row table:style-name="ro2">
          <table:table-cell office:value-type="float" office:value="2631">
            <text:p>2631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0.549180327868853">
            <text:p>0.5491803279</text:p>
          </table:table-cell>
          <table:table-cell office:value-type="float" office:value="1.71770491803279">
            <text:p>1.717704918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549019607843137">
            <text:p>0.5490196078</text:p>
          </table:table-cell>
          <table:table-cell office:value-type="float" office:value="1.68549019607843">
            <text:p>1.6854901961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933">
            <text:p>933</text:p>
          </table:table-cell>
          <table:table-cell office:value-type="float" office:value="2">
            <text:p>2</text:p>
          </table:table-cell>
          <table:table-cell office:value-type="float" office:value="0.54876741693462">
            <text:p>0.5487674169</text:p>
          </table:table-cell>
          <table:table-cell office:value-type="float" office:value="1.78595927116827">
            <text:p>1.7859592712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548387096774194">
            <text:p>0.5483870968</text:p>
          </table:table-cell>
          <table:table-cell office:value-type="float" office:value="1.71322580645161">
            <text:p>1.7132258065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548387096774194">
            <text:p>0.5483870968</text:p>
          </table:table-cell>
          <table:table-cell office:value-type="float" office:value="1.73612903225806">
            <text:p>1.7361290323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48387096774194">
            <text:p>0.5483870968</text:p>
          </table:table-cell>
          <table:table-cell office:value-type="float" office:value="1.66451612903226">
            <text:p>1.664516129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548387096774194">
            <text:p>0.5483870968</text:p>
          </table:table-cell>
          <table:table-cell office:value-type="float" office:value="1.70516129032258">
            <text:p>1.7051612903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547619047619048">
            <text:p>0.5476190476</text:p>
          </table:table-cell>
          <table:table-cell office:value-type="float" office:value="1.78690476190476">
            <text:p>1.7869047619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547169811320755">
            <text:p>0.5471698113</text:p>
          </table:table-cell>
          <table:table-cell office:value-type="float" office:value="1.70867924528302">
            <text:p>1.7086792453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547169811320755">
            <text:p>0.5471698113</text:p>
          </table:table-cell>
          <table:table-cell office:value-type="float" office:value="1.72018867924528">
            <text:p>1.7201886792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546875">
            <text:p>0.546875</text:p>
          </table:table-cell>
          <table:table-cell office:value-type="float" office:value="1.71953125">
            <text:p>1.71953125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546511627906977">
            <text:p>0.5465116279</text:p>
          </table:table-cell>
          <table:table-cell office:value-type="float" office:value="1.72755813953488">
            <text:p>1.7275581395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76363636363636">
            <text:p>1.7636363636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8272727272727">
            <text:p>1.6827272727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9795454545455">
            <text:p>1.6979545455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70818181818182">
            <text:p>1.7081818182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4454545454545">
            <text:p>1.6445454545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8636363636364">
            <text:p>1.6863636364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70272727272727">
            <text:p>1.7027272727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2036363636364">
            <text:p>1.7203636364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76181818181818">
            <text:p>1.7618181818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2212121212121">
            <text:p>1.7221212121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3636363636364">
            <text:p>1.6363636364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3545454545455">
            <text:p>1.6354545455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1727272727273">
            <text:p>1.7172727273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8757575757576">
            <text:p>1.6875757576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1772727272727">
            <text:p>1.6177272727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0272727272727">
            <text:p>1.7027272727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3545454545455">
            <text:p>1.6354545455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0.544891640866873">
            <text:p>0.5448916409</text:p>
          </table:table-cell>
          <table:table-cell office:value-type="float" office:value="1.66919504643963">
            <text:p>1.6691950464</text:p>
          </table:table-cell>
        </table:table-row>
        <table:table-row table:style-name="ro2">
          <table:table-cell office:value-type="float" office:value="2617">
            <text:p>2617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.544776119402985">
            <text:p>0.5447761194</text:p>
          </table:table-cell>
          <table:table-cell office:value-type="float" office:value="1.75223880597015">
            <text:p>1.752238806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543859649122807">
            <text:p>0.5438596491</text:p>
          </table:table-cell>
          <table:table-cell office:value-type="float" office:value="1.68280701754386">
            <text:p>1.6828070175</text:p>
          </table:table-cell>
        </table:table-row>
        <table:table-row table:style-name="ro2">
          <table:table-cell office:value-type="float" office:value="3257">
            <text:p>3257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0.543624161073825">
            <text:p>0.5436241611</text:p>
          </table:table-cell>
          <table:table-cell office:value-type="float" office:value="1.71936241610738">
            <text:p>1.7193624161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543478260869565">
            <text:p>0.5434782609</text:p>
          </table:table-cell>
          <table:table-cell office:value-type="float" office:value="1.73891304347826">
            <text:p>1.7389130435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0.54296875">
            <text:p>0.54296875</text:p>
          </table:table-cell>
          <table:table-cell office:value-type="float" office:value="1.7394921875">
            <text:p>1.7394921875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542857142857143">
            <text:p>0.5428571429</text:p>
          </table:table-cell>
          <table:table-cell office:value-type="float" office:value="1.70142857142857">
            <text:p>1.7014285714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542857142857143">
            <text:p>0.5428571429</text:p>
          </table:table-cell>
          <table:table-cell office:value-type="float" office:value="1.66914285714286">
            <text:p>1.6691428571</text:p>
          </table:table-cell>
        </table:table-row>
        <table:table-row table:style-name="ro2" table:visibility="filter">
          <table:table-cell office:value-type="float" office:value="3383">
            <text:p>3383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542553191489362">
            <text:p>0.5425531915</text:p>
          </table:table-cell>
          <table:table-cell office:value-type="float" office:value="1.86468085106383">
            <text:p>1.8646808511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542372881355932">
            <text:p>0.5423728814</text:p>
          </table:table-cell>
          <table:table-cell office:value-type="float" office:value="1.73864406779661">
            <text:p>1.7386440678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541666666666667">
            <text:p>0.5416666667</text:p>
          </table:table-cell>
          <table:table-cell office:value-type="float" office:value="1.66770833333333">
            <text:p>1.6677083333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office:value-type="float" office:value="0.541666666666667">
            <text:p>0.5416666667</text:p>
          </table:table-cell>
          <table:table-cell office:value-type="float" office:value="1.78289930555556">
            <text:p>1.7828993056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41666666666667">
            <text:p>0.5416666667</text:p>
          </table:table-cell>
          <table:table-cell office:value-type="float" office:value="1.72666666666667">
            <text:p>1.7266666667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41666666666667">
            <text:p>0.5416666667</text:p>
          </table:table-cell>
          <table:table-cell office:value-type="float" office:value="1.81916666666667">
            <text:p>1.8191666667</text:p>
          </table:table-cell>
        </table:table-row>
        <table:table-row table:style-name="ro2">
          <table:table-cell office:value-type="float" office:value="2613">
            <text:p>2613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.540697674418605">
            <text:p>0.5406976744</text:p>
          </table:table-cell>
          <table:table-cell office:value-type="float" office:value="1.72447674418605">
            <text:p>1.7244767442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540540540540541">
            <text:p>0.5405405405</text:p>
          </table:table-cell>
          <table:table-cell office:value-type="float" office:value="1.79648648648649">
            <text:p>1.7964864865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540540540540541">
            <text:p>0.5405405405</text:p>
          </table:table-cell>
          <table:table-cell office:value-type="float" office:value="1.72486486486486">
            <text:p>1.7248648649</text:p>
          </table:table-cell>
        </table:table-row>
        <table:table-row table:style-name="ro2">
          <table:table-cell office:value-type="float" office:value="3354">
            <text:p>3354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.540372670807453">
            <text:p>0.5403726708</text:p>
          </table:table-cell>
          <table:table-cell office:value-type="float" office:value="1.71341614906832">
            <text:p>1.7134161491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0.540284360189574">
            <text:p>0.5402843602</text:p>
          </table:table-cell>
          <table:table-cell office:value-type="float" office:value="1.73497630331754">
            <text:p>1.7349763033</text:p>
          </table:table-cell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.54014598540146">
            <text:p>0.5401459854</text:p>
          </table:table-cell>
          <table:table-cell office:value-type="float" office:value="1.71948905109489">
            <text:p>1.7194890511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68461538461538">
            <text:p>1.6846153846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69461538461538">
            <text:p>1.6946153846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60153846153846">
            <text:p>1.6015384615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2666666666667">
            <text:p>1.7266666667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7557692307692">
            <text:p>1.7755769231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73307692307692">
            <text:p>1.7330769231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65307692307692">
            <text:p>1.6530769231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4076923076923">
            <text:p>1.7407692308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0653846153846">
            <text:p>1.7065384615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2076923076923">
            <text:p>1.7207692308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65384615384615">
            <text:p>1.6538461538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2230769230769">
            <text:p>1.7223076923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3692307692308">
            <text:p>1.7369230769</text:p>
          </table:table-cell>
        </table:table-row>
        <table:table-row table:style-name="ro2">
          <table:table-cell office:value-type="float" office:value="2366">
            <text:p>2366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537735849056604">
            <text:p>0.5377358491</text:p>
          </table:table-cell>
          <table:table-cell office:value-type="float" office:value="1.74811320754717">
            <text:p>1.7481132075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537313432835821">
            <text:p>0.5373134328</text:p>
          </table:table-cell>
          <table:table-cell office:value-type="float" office:value="1.71029850746269">
            <text:p>1.7102985075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537037037037037">
            <text:p>0.537037037</text:p>
          </table:table-cell>
          <table:table-cell office:value-type="float" office:value="1.69888888888889">
            <text:p>1.6988888889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537037037037037">
            <text:p>0.537037037</text:p>
          </table:table-cell>
          <table:table-cell office:value-type="float" office:value="1.70981481481482">
            <text:p>1.7098148148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536585365853659">
            <text:p>0.5365853659</text:p>
          </table:table-cell>
          <table:table-cell office:value-type="float" office:value="1.71804878048781">
            <text:p>1.7180487805</text:p>
          </table:table-cell>
        </table:table-row>
        <table:table-row table:style-name="ro2">
          <table:table-cell office:value-type="float" office:value="3487">
            <text:p>3487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536363636363636">
            <text:p>0.5363636364</text:p>
          </table:table-cell>
          <table:table-cell office:value-type="float" office:value="1.65181818181818">
            <text:p>1.6518181818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535714285714286">
            <text:p>0.5357142857</text:p>
          </table:table-cell>
          <table:table-cell office:value-type="float" office:value="1.73678571428571">
            <text:p>1.7367857143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535211267605634">
            <text:p>0.5352112676</text:p>
          </table:table-cell>
          <table:table-cell office:value-type="float" office:value="1.72535211267606">
            <text:p>1.7253521127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34883720930232">
            <text:p>0.5348837209</text:p>
          </table:table-cell>
          <table:table-cell office:value-type="float" office:value="1.71023255813954">
            <text:p>1.7102325581</text:p>
          </table:table-cell>
        </table:table-row>
        <table:table-row table:style-name="ro2">
          <table:table-cell office:value-type="float" office:value="2668">
            <text:p>2668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53448275862069">
            <text:p>0.5344827586</text:p>
          </table:table-cell>
          <table:table-cell office:value-type="float" office:value="1.75465517241379">
            <text:p>1.7546551724</text:p>
          </table:table-cell>
        </table:table-row>
        <table:table-row table:style-name="ro2">
          <table:table-cell office:value-type="float" office:value="2111">
            <text:p>211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533980582524272">
            <text:p>0.5339805825</text:p>
          </table:table-cell>
          <table:table-cell office:value-type="float" office:value="1.73223300970874">
            <text:p>1.7322330097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74166666666667">
            <text:p>1.7416666667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68933333333333">
            <text:p>1.6893333333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678">
            <text:p>1.678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69155555555556">
            <text:p>1.6915555556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758">
            <text:p>1.758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72533333333333">
            <text:p>1.7253333333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80066666666667">
            <text:p>1.8006666667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71666666666667">
            <text:p>1.7166666667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676">
            <text:p>1.676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726">
            <text:p>1.726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66866666666667">
            <text:p>1.6686666667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686">
            <text:p>1.686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532608695652174">
            <text:p>0.5326086957</text:p>
          </table:table-cell>
          <table:table-cell office:value-type="float" office:value="1.68891304347826">
            <text:p>1.6889130435</text:p>
          </table:table-cell>
        </table:table-row>
        <table:table-row table:style-name="ro2">
          <table:table-cell office:value-type="float" office:value="2614">
            <text:p>2614</text:p>
          </table:table-cell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0.532188841201717">
            <text:p>0.5321888412</text:p>
          </table:table-cell>
          <table:table-cell office:value-type="float" office:value="1.761330472103">
            <text:p>1.7613304721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3125">
            <text:p>0.53125</text:p>
          </table:table-cell>
          <table:table-cell office:value-type="float" office:value="1.7296875">
            <text:p>1.7296875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0.530864197530864">
            <text:p>0.5308641975</text:p>
          </table:table-cell>
          <table:table-cell office:value-type="float" office:value="1.7270987654321">
            <text:p>1.7270987654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53030303030303">
            <text:p>0.5303030303</text:p>
          </table:table-cell>
          <table:table-cell office:value-type="float" office:value="1.69878787878788">
            <text:p>1.6987878788</text:p>
          </table:table-cell>
        </table:table-row>
        <table:table-row table:style-name="ro2">
          <table:table-cell office:value-type="float" office:value="2092">
            <text:p>2092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0.529680365296804">
            <text:p>0.5296803653</text:p>
          </table:table-cell>
          <table:table-cell office:value-type="float" office:value="1.72899543378995">
            <text:p>1.7289954338</text:p>
          </table:table-cell>
        </table:table-row>
        <table:table-row table:style-name="ro2" table:visibility="filter">
          <table:table-cell office:value-type="float" office:value="2498">
            <text:p>249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29411764705882">
            <text:p>0.5294117647</text:p>
          </table:table-cell>
          <table:table-cell office:value-type="float" office:value="1.80647058823529">
            <text:p>1.8064705882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29411764705882">
            <text:p>0.5294117647</text:p>
          </table:table-cell>
          <table:table-cell office:value-type="float" office:value="1.74352941176471">
            <text:p>1.7435294118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75470588235294">
            <text:p>1.7547058824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529411764705882">
            <text:p>0.5294117647</text:p>
          </table:table-cell>
          <table:table-cell office:value-type="float" office:value="1.69088235294118">
            <text:p>1.6908823529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29411764705882">
            <text:p>0.5294117647</text:p>
          </table:table-cell>
          <table:table-cell office:value-type="float" office:value="1.67235294117647">
            <text:p>1.6723529412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70058823529412">
            <text:p>1.7005882353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27777777777778">
            <text:p>0.5277777778</text:p>
          </table:table-cell>
          <table:table-cell office:value-type="float" office:value="1.76305555555556">
            <text:p>1.7630555556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527777777777778">
            <text:p>0.5277777778</text:p>
          </table:table-cell>
          <table:table-cell office:value-type="float" office:value="1.70444444444444">
            <text:p>1.7044444444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527777777777778">
            <text:p>0.5277777778</text:p>
          </table:table-cell>
          <table:table-cell office:value-type="float" office:value="1.72638888888889">
            <text:p>1.7263888889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526881720430108">
            <text:p>0.5268817204</text:p>
          </table:table-cell>
          <table:table-cell office:value-type="float" office:value="1.71956989247312">
            <text:p>1.7195698925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.526530612244898">
            <text:p>0.5265306122</text:p>
          </table:table-cell>
          <table:table-cell office:value-type="float" office:value="1.73416326530612">
            <text:p>1.7341632653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1.75578947368421">
            <text:p>1.7557894737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1.77631578947368">
            <text:p>1.7763157895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1.70578947368421">
            <text:p>1.7057894737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72710526315789">
            <text:p>1.7271052632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1.76421052631579">
            <text:p>1.7642105263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75026315789474">
            <text:p>1.7502631579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78842105263158">
            <text:p>1.7884210526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68421052631579">
            <text:p>1.6842105263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74894736842105">
            <text:p>1.7489473684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.525179856115108">
            <text:p>0.5251798561</text:p>
          </table:table-cell>
          <table:table-cell office:value-type="float" office:value="1.74784172661871">
            <text:p>1.7478417266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524590163934426">
            <text:p>0.5245901639</text:p>
          </table:table-cell>
          <table:table-cell office:value-type="float" office:value="1.67262295081967">
            <text:p>1.6726229508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524590163934426">
            <text:p>0.5245901639</text:p>
          </table:table-cell>
          <table:table-cell office:value-type="float" office:value="1.74786885245902">
            <text:p>1.7478688525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73587301587302">
            <text:p>1.7358730159</text:p>
          </table:table-cell>
        </table:table-row>
        <table:table-row table:style-name="ro2" table:visibility="filter">
          <table:table-cell office:value-type="float" office:value="2936">
            <text:p>293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1.70380952380952">
            <text:p>1.7038095238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68142857142857">
            <text:p>1.6814285714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1.70095238095238">
            <text:p>1.700952381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69142857142857">
            <text:p>1.6914285714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67238095238095">
            <text:p>1.6723809524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1.71380952380952">
            <text:p>1.7138095238</text:p>
          </table:table-cell>
        </table:table-row>
        <table:table-row table:style-name="ro2">
          <table:table-cell office:value-type="float" office:value="2224">
            <text:p>2224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0.523560209424084">
            <text:p>0.5235602094</text:p>
          </table:table-cell>
          <table:table-cell office:value-type="float" office:value="1.77858638743456">
            <text:p>1.7785863874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523529411764706">
            <text:p>0.5235294118</text:p>
          </table:table-cell>
          <table:table-cell office:value-type="float" office:value="1.73323529411765">
            <text:p>1.7332352941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0.522012578616352">
            <text:p>0.5220125786</text:p>
          </table:table-cell>
          <table:table-cell office:value-type="float" office:value="1.73345911949686">
            <text:p>1.7334591195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521739130434783">
            <text:p>0.5217391304</text:p>
          </table:table-cell>
          <table:table-cell office:value-type="float" office:value="1.71173913043478">
            <text:p>1.7117391304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21739130434783">
            <text:p>0.5217391304</text:p>
          </table:table-cell>
          <table:table-cell office:value-type="float" office:value="1.64347826086957">
            <text:p>1.6434782609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21739130434783">
            <text:p>0.5217391304</text:p>
          </table:table-cell>
          <table:table-cell office:value-type="float" office:value="1.74434782608696">
            <text:p>1.7443478261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21739130434783">
            <text:p>0.5217391304</text:p>
          </table:table-cell>
          <table:table-cell office:value-type="float" office:value="1.69217391304348">
            <text:p>1.692173913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21739130434783">
            <text:p>0.5217391304</text:p>
          </table:table-cell>
          <table:table-cell office:value-type="float" office:value="1.71565217391304">
            <text:p>1.7156521739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520833333333333">
            <text:p>0.5208333333</text:p>
          </table:table-cell>
          <table:table-cell office:value-type="float" office:value="1.735625">
            <text:p>1.735625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520547945205479">
            <text:p>0.5205479452</text:p>
          </table:table-cell>
          <table:table-cell office:value-type="float" office:value="1.73438356164384">
            <text:p>1.7343835616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1.6796">
            <text:p>1.6796</text:p>
          </table:table-cell>
        </table:table-row>
        <table:table-row table:style-name="ro2">
          <table:table-cell office:value-type="float" office:value="2616">
            <text:p>2616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1.7442">
            <text:p>1.7442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1.7352">
            <text:p>1.7352</text:p>
          </table:table-cell>
        </table:table-row>
        <table:table-row table:style-name="ro2">
          <table:table-cell office:value-type="float" office:value="2149">
            <text:p>2149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0.519572953736655">
            <text:p>0.5195729537</text:p>
          </table:table-cell>
          <table:table-cell office:value-type="float" office:value="1.76035587188612">
            <text:p>1.7603558719</text:p>
          </table:table-cell>
        </table:table-row>
        <table:table-row table:style-name="ro2">
          <table:table-cell office:value-type="float" office:value="3461">
            <text:p>3461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0.51931330472103">
            <text:p>0.5193133047</text:p>
          </table:table-cell>
          <table:table-cell office:value-type="float" office:value="1.82296137339056">
            <text:p>1.8229613734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18518518518518">
            <text:p>0.5185185185</text:p>
          </table:table-cell>
          <table:table-cell office:value-type="float" office:value="1.79259259259259">
            <text:p>1.7925925926</text:p>
          </table:table-cell>
        </table:table-row>
        <table:table-row table:style-name="ro2">
          <table:table-cell office:value-type="float" office:value="2151">
            <text:p>215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518518518518518">
            <text:p>0.5185185185</text:p>
          </table:table-cell>
          <table:table-cell office:value-type="float" office:value="1.72064814814815">
            <text:p>1.7206481481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18518518518518">
            <text:p>0.5185185185</text:p>
          </table:table-cell>
          <table:table-cell office:value-type="float" office:value="1.70296296296296">
            <text:p>1.702962963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18518518518518">
            <text:p>0.5185185185</text:p>
          </table:table-cell>
          <table:table-cell office:value-type="float" office:value="1.69740740740741">
            <text:p>1.6974074074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18518518518518">
            <text:p>0.5185185185</text:p>
          </table:table-cell>
          <table:table-cell office:value-type="float" office:value="1.76222222222222">
            <text:p>1.7622222222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17241379310345">
            <text:p>0.5172413793</text:p>
          </table:table-cell>
          <table:table-cell office:value-type="float" office:value="1.74620689655172">
            <text:p>1.7462068966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17241379310345">
            <text:p>0.5172413793</text:p>
          </table:table-cell>
          <table:table-cell office:value-type="float" office:value="1.70448275862069">
            <text:p>1.7044827586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.516483516483517">
            <text:p>0.5164835165</text:p>
          </table:table-cell>
          <table:table-cell office:value-type="float" office:value="1.72351648351648">
            <text:p>1.7235164835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16129032258065">
            <text:p>0.5161290323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515625">
            <text:p>0.515625</text:p>
          </table:table-cell>
          <table:table-cell office:value-type="float" office:value="1.7290625">
            <text:p>1.7290625</text:p>
          </table:table-cell>
        </table:table-row>
        <table:table-row table:style-name="ro2">
          <table:table-cell office:value-type="float" office:value="2147">
            <text:p>2147</text:p>
          </table:table-cell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0.515432098765432">
            <text:p>0.5154320988</text:p>
          </table:table-cell>
          <table:table-cell office:value-type="float" office:value="1.74987654320988">
            <text:p>1.7498765432</text:p>
          </table:table-cell>
        </table:table-row>
        <table:table-row table:style-name="ro2" table:visibility="filter">
          <table:table-cell office:value-type="float" office:value="3315">
            <text:p>3315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515151515151515">
            <text:p>0.5151515152</text:p>
          </table:table-cell>
          <table:table-cell office:value-type="float" office:value="1.82424242424242">
            <text:p>1.8242424242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15151515151515">
            <text:p>0.5151515152</text:p>
          </table:table-cell>
          <table:table-cell office:value-type="float" office:value="1.69121212121212">
            <text:p>1.6912121212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514705882352941">
            <text:p>0.5147058824</text:p>
          </table:table-cell>
          <table:table-cell office:value-type="float" office:value="1.75661764705882">
            <text:p>1.7566176471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13513513513513">
            <text:p>0.5135135135</text:p>
          </table:table-cell>
          <table:table-cell office:value-type="float" office:value="1.64378378378378">
            <text:p>1.6437837838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51219512195122">
            <text:p>0.512195122</text:p>
          </table:table-cell>
          <table:table-cell office:value-type="float" office:value="1.67634146341463">
            <text:p>1.6763414634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51219512195122">
            <text:p>0.512195122</text:p>
          </table:table-cell>
          <table:table-cell office:value-type="float" office:value="1.73682926829268">
            <text:p>1.7368292683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11627906976744">
            <text:p>0.511627907</text:p>
          </table:table-cell>
          <table:table-cell office:value-type="float" office:value="1.69162790697674">
            <text:p>1.691627907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511111111111111">
            <text:p>0.5111111111</text:p>
          </table:table-cell>
          <table:table-cell office:value-type="float" office:value="1.73088888888889">
            <text:p>1.7308888889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511111111111111">
            <text:p>0.5111111111</text:p>
          </table:table-cell>
          <table:table-cell office:value-type="float" office:value="1.71933333333333">
            <text:p>1.7193333333</text:p>
          </table:table-cell>
        </table:table-row>
        <table:table-row table:style-name="ro2">
          <table:table-cell office:value-type="float" office:value="3453">
            <text:p>3453</text:p>
          </table:table-cell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0.510948905109489">
            <text:p>0.5109489051</text:p>
          </table:table-cell>
          <table:table-cell office:value-type="float" office:value="1.8257299270073">
            <text:p>1.825729927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510204081632653">
            <text:p>0.5102040816</text:p>
          </table:table-cell>
          <table:table-cell office:value-type="float" office:value="1.63244897959184">
            <text:p>1.6324489796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0.509433962264151">
            <text:p>0.5094339623</text:p>
          </table:table-cell>
          <table:table-cell office:value-type="float" office:value="1.74808176100629">
            <text:p>1.748081761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509090909090909">
            <text:p>0.5090909091</text:p>
          </table:table-cell>
          <table:table-cell office:value-type="float" office:value="1.71236363636364">
            <text:p>1.7123636364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508196721311475">
            <text:p>0.5081967213</text:p>
          </table:table-cell>
          <table:table-cell office:value-type="float" office:value="1.71606557377049">
            <text:p>1.7160655738</text:p>
          </table:table-cell>
        </table:table-row>
        <table:table-row table:style-name="ro2">
          <table:table-cell office:value-type="float" office:value="3461">
            <text:p>3461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.506493506493506">
            <text:p>0.5064935065</text:p>
          </table:table-cell>
          <table:table-cell office:value-type="float" office:value="1.75379220779221">
            <text:p>1.7537922078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.503105590062112">
            <text:p>0.5031055901</text:p>
          </table:table-cell>
          <table:table-cell office:value-type="float" office:value="1.74490683229814">
            <text:p>1.7449068323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863636363636">
            <text:p>1.6786363636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55">
            <text:p>1.855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5625">
            <text:p>1.815625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0625">
            <text:p>1.730625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411764705882">
            <text:p>1.7441176471</text:p>
          </table:table-cell>
        </table:table-row>
        <table:table-row table:style-name="ro2" table:visibility="filter">
          <table:table-cell office:value-type="float" office:value="2940">
            <text:p>29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25">
            <text:p>1.7225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75">
            <text:p>1.7075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625">
            <text:p>1.74625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375">
            <text:p>1.76375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285714285714">
            <text:p>1.7528571429</text:p>
          </table:table-cell>
        </table:table-row>
        <table:table-row table:style-name="ro2" table:visibility="filter">
          <table:table-cell office:value-type="float" office:value="3028">
            <text:p>30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944444444444">
            <text:p>1.7194444444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904761904762">
            <text:p>1.749047619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772727272727">
            <text:p>1.7677272727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611111111111">
            <text:p>1.7461111111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333333333333">
            <text:p>1.6833333333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906015037594">
            <text:p>1.7190601504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0904761904762">
            <text:p>1.809047619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75">
            <text:p>1.7275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4318181818182">
            <text:p>1.6431818182</text:p>
          </table:table-cell>
        </table:table-row>
        <table:table-row table:style-name="ro2" table:visibility="filter">
          <table:table-cell office:value-type="float" office:value="2148">
            <text:p>214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96875">
            <text:p>1.8196875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375">
            <text:p>1.6375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3">
            <text:p>1.683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025">
            <text:p>1.8025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681818181818">
            <text:p>1.7068181818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75">
            <text:p>1.875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071428571429">
            <text:p>1.7207142857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45">
            <text:p>1.845</text:p>
          </table:table-cell>
        </table:table-row>
        <table:table-row table:style-name="ro2" table:visibility="filter">
          <table:table-cell office:value-type="float" office:value="1951">
            <text:p>195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72">
            <text:p>1.772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1875">
            <text:p>1.701875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4875">
            <text:p>1.64875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833333333333">
            <text:p>1.7383333333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.835">
            <text:p>1.835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625">
            <text:p>1.76625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1">
            <text:p>1.651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9">
            <text:p>1.709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75">
            <text:p>1.6875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666666666667">
            <text:p>1.7366666667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888888888889">
            <text:p>1.6888888889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611111111111">
            <text:p>1.6761111111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625">
            <text:p>1.61625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1166666666667">
            <text:p>1.8116666667</text:p>
          </table:table-cell>
        </table:table-row>
        <table:table-row table:style-name="ro2" table:visibility="filter">
          <table:table-cell office:value-type="float" office:value="1950">
            <text:p>195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142857142857">
            <text:p>1.7514285714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55">
            <text:p>1.855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733333333333">
            <text:p>1.7173333333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151">
            <text:p>215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54347826087">
            <text:p>1.7654347826</text:p>
          </table:table-cell>
        </table:table-row>
        <table:table-row table:style-name="ro2" table:visibility="filter">
          <table:table-cell office:value-type="float" office:value="2147">
            <text:p>214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3">
            <text:p>1.753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833333333333">
            <text:p>1.6783333333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444444444444">
            <text:p>1.7444444444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9">
            <text:p>1.719</text:p>
          </table:table-cell>
        </table:table-row>
        <table:table-row table:style-name="ro2" table:visibility="filter">
          <table:table-cell office:value-type="float" office:value="3441">
            <text:p>34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4666666666667">
            <text:p>1.8466666667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9">
            <text:p>1.769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95">
            <text:p>1.795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107142857143">
            <text:p>1.7210714286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8666666666667">
            <text:p>1.8866666667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398">
            <text:p>3398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75">
            <text:p>1.7475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136363636364">
            <text:p>1.6713636364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3">
            <text:p>1.683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615384615385">
            <text:p>1.7161538462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833333333333">
            <text:p>1.6783333333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25">
            <text:p>1.8125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2">
            <text:p>1.662</text:p>
          </table:table-cell>
        </table:table-row>
        <table:table-row table:style-name="ro2" table:visibility="filter">
          <table:table-cell office:value-type="float" office:value="2688">
            <text:p>26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915">
            <text:p>1.915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981481481481">
            <text:p>1.7298148148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75">
            <text:p>1.7575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375">
            <text:p>1.65375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8">
            <text:p>1.738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676470588235">
            <text:p>1.7167647059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444444444444">
            <text:p>1.7044444444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85">
            <text:p>1.785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275">
            <text:p>1.8275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045454545455">
            <text:p>1.7304545455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5">
            <text:p>1.815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25">
            <text:p>1.7325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87">
            <text:p>1.787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875">
            <text:p>1.69875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75">
            <text:p>1.7175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75">
            <text:p>1.875</text:p>
          </table:table-cell>
        </table:table-row>
        <table:table-row table:style-name="ro2" table:visibility="filter">
          <table:table-cell office:value-type="float" office:value="2782">
            <text:p>278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875">
            <text:p>1.65875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333333333333">
            <text:p>1.7533333333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0125">
            <text:p>1.80125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2742">
            <text:p>27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863636363636">
            <text:p>1.7486363636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175">
            <text:p>1.6175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675">
            <text:p>1.6675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181818181818">
            <text:p>1.7318181818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075">
            <text:p>1.8075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363636363636">
            <text:p>1.6836363636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75">
            <text:p>1.7675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675">
            <text:p>1.5675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928571428571">
            <text:p>1.6592857143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1">
            <text:p>1.681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9045454545455">
            <text:p>1.7904545455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75">
            <text:p>1.6375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9375">
            <text:p>1.659375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4">
            <text:p>1.714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426">
            <text:p>242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4833333333333">
            <text:p>1.8483333333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55">
            <text:p>1.555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55">
            <text:p>1.555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916666666667">
            <text:p>1.6591666667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166666666667">
            <text:p>1.6516666667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4">
            <text:p>1.634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1666666666667">
            <text:p>1.6166666667</text:p>
          </table:table-cell>
        </table:table-row>
        <table:table-row table:style-name="ro2" table:visibility="filter">
          <table:table-cell office:value-type="float" office:value="2677">
            <text:p>26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55">
            <text:p>1.855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7">
            <text:p>1.657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6916666666667">
            <text:p>1.6691666667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075">
            <text:p>1.6075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75">
            <text:p>1.6775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3416666666667">
            <text:p>1.8341666667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75">
            <text:p>1.7075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7666666666667">
            <text:p>1.7766666667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333333333333">
            <text:p>1.6633333333</text:p>
          </table:table-cell>
        </table:table-row>
        <table:table-row table:style-name="ro2" table:visibility="filter">
          <table:table-cell office:value-type="float" office:value="2581">
            <text:p>25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333333333333">
            <text:p>1.7633333333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2347">
            <text:p>23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45">
            <text:p>1.845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35">
            <text:p>1.535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0166666666667">
            <text:p>1.8016666667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625">
            <text:p>1.63625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1">
            <text:p>1.761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9333333333333">
            <text:p>1.7933333333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318181818182">
            <text:p>1.7231818182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465517241379">
            <text:p>1.7346551724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975">
            <text:p>1.5975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59375">
            <text:p>1.7659375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416666666667">
            <text:p>1.7141666667</text:p>
          </table:table-cell>
        </table:table-row>
        <table:table-row table:style-name="ro2" table:visibility="filter">
          <table:table-cell office:value-type="float" office:value="2157">
            <text:p>215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8833333333333">
            <text:p>1.7883333333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6">
            <text:p>1.726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85">
            <text:p>1.785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8">
            <text:p>1.708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85">
            <text:p>1.785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267">
            <text:p>22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75">
            <text:p>1.6975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725">
            <text:p>1.8725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625">
            <text:p>1.72625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05">
            <text:p>1.805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25">
            <text:p>1.6825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55">
            <text:p>1.555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45">
            <text:p>1.845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9071428571429">
            <text:p>1.7907142857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2625">
            <text:p>26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825">
            <text:p>1.7825</text:p>
          </table:table-cell>
        </table:table-row>
        <table:table-row table:style-name="ro2" table:visibility="filter">
          <table:table-cell office:value-type="float" office:value="2185">
            <text:p>218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25">
            <text:p>1.7225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25">
            <text:p>1.825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175">
            <text:p>1.6175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75">
            <text:p>1.7575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55">
            <text:p>1.855</text:p>
          </table:table-cell>
        </table:table-row>
        <table:table-row table:style-name="ro2" table:visibility="filter">
          <table:table-cell office:value-type="float" office:value="2215">
            <text:p>22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45">
            <text:p>1.545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25">
            <text:p>1.6925</text:p>
          </table:table-cell>
        </table:table-row>
        <table:table-row table:style-name="ro2" table:visibility="filter">
          <table:table-cell office:value-type="float" office:value="1982">
            <text:p>19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375">
            <text:p>1.73375</text:p>
          </table:table-cell>
        </table:table-row>
        <table:table-row table:style-name="ro2" table:visibility="filter">
          <table:table-cell office:value-type="float" office:value="2789">
            <text:p>27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75">
            <text:p>1.6975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15">
            <text:p>1.815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95">
            <text:p>1.795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25">
            <text:p>1.7425</text:p>
          </table:table-cell>
        </table:table-row>
        <table:table-row table:style-name="ro2" table:visibility="filter">
          <table:table-cell office:value-type="float" office:value="3122">
            <text:p>31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1939">
            <text:p>193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235">
            <text:p>32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225">
            <text:p>1.8225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75">
            <text:p>1.875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2323">
            <text:p>23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905">
            <text:p>1.905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290">
            <text:p>32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35">
            <text:p>1.835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625">
            <text:p>1.8625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775">
            <text:p>1.5775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144">
            <text:p>31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2796">
            <text:p>27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">
            <text:p>1.73</text:p>
          </table:table-cell>
        </table:table-row>
        <table:table-row table:style-name="ro2">
          <table:table-cell office:value-type="float" office:value="2239">
            <text:p>2239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.496598639455782">
            <text:p>0.4965986395</text:p>
          </table:table-cell>
          <table:table-cell office:value-type="float" office:value="1.73748299319728">
            <text:p>1.7374829932</text:p>
          </table:table-cell>
        </table:table-row>
        <table:table-row table:style-name="ro2">
          <table:table-cell office:value-type="float" office:value="2285">
            <text:p>2285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495412844036697">
            <text:p>0.495412844</text:p>
          </table:table-cell>
          <table:table-cell office:value-type="float" office:value="1.72321100917431">
            <text:p>1.7232110092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.494505494505494">
            <text:p>0.4945054945</text:p>
          </table:table-cell>
          <table:table-cell office:value-type="float" office:value="1.71835164835165">
            <text:p>1.7183516484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49438202247191">
            <text:p>0.4943820225</text:p>
          </table:table-cell>
          <table:table-cell office:value-type="float" office:value="1.70258426966292">
            <text:p>1.7025842697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492957746478873">
            <text:p>0.4929577465</text:p>
          </table:table-cell>
          <table:table-cell office:value-type="float" office:value="1.67887323943662">
            <text:p>1.6788732394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492307692307692">
            <text:p>0.4923076923</text:p>
          </table:table-cell>
          <table:table-cell office:value-type="float" office:value="1.67676923076923">
            <text:p>1.6767692308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48936170212766">
            <text:p>0.4893617021</text:p>
          </table:table-cell>
          <table:table-cell office:value-type="float" office:value="1.74978723404255">
            <text:p>1.749787234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489130434782609">
            <text:p>0.4891304348</text:p>
          </table:table-cell>
          <table:table-cell office:value-type="float" office:value="1.72913043478261">
            <text:p>1.7291304348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488888888888889">
            <text:p>0.4888888889</text:p>
          </table:table-cell>
          <table:table-cell office:value-type="float" office:value="1.71555555555556">
            <text:p>1.7155555556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488888888888889">
            <text:p>0.4888888889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487804878048781">
            <text:p>0.487804878</text:p>
          </table:table-cell>
          <table:table-cell office:value-type="float" office:value="1.65585365853659">
            <text:p>1.6558536585</text:p>
          </table:table-cell>
        </table:table-row>
        <table:table-row table:style-name="ro2" table:visibility="filter">
          <table:table-cell office:value-type="float" office:value="3464">
            <text:p>3464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487179487179487">
            <text:p>0.4871794872</text:p>
          </table:table-cell>
          <table:table-cell office:value-type="float" office:value="1.81384615384615">
            <text:p>1.8138461538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483870967741936">
            <text:p>0.4838709677</text:p>
          </table:table-cell>
          <table:table-cell office:value-type="float" office:value="1.74048387096774">
            <text:p>1.740483871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483870967741936">
            <text:p>0.4838709677</text:p>
          </table:table-cell>
          <table:table-cell office:value-type="float" office:value="1.67774193548387">
            <text:p>1.6777419355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483333333333333">
            <text:p>0.4833333333</text:p>
          </table:table-cell>
          <table:table-cell office:value-type="float" office:value="1.74383333333333">
            <text:p>1.7438333333</text:p>
          </table:table-cell>
        </table:table-row>
        <table:table-row table:style-name="ro2">
          <table:table-cell office:value-type="float" office:value="2343">
            <text:p>2343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0.482926829268293">
            <text:p>0.4829268293</text:p>
          </table:table-cell>
          <table:table-cell office:value-type="float" office:value="1.74580487804878">
            <text:p>1.745804878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482758620689655">
            <text:p>0.4827586207</text:p>
          </table:table-cell>
          <table:table-cell office:value-type="float" office:value="1.71275862068966">
            <text:p>1.7127586207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482758620689655">
            <text:p>0.4827586207</text:p>
          </table:table-cell>
          <table:table-cell office:value-type="float" office:value="1.66172413793103">
            <text:p>1.6617241379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482517482517483">
            <text:p>0.4825174825</text:p>
          </table:table-cell>
          <table:table-cell office:value-type="float" office:value="1.73706293706294">
            <text:p>1.7370629371</text:p>
          </table:table-cell>
        </table:table-row>
        <table:table-row table:style-name="ro2">
          <table:table-cell office:value-type="float" office:value="3462">
            <text:p>3462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0.482014388489209">
            <text:p>0.4820143885</text:p>
          </table:table-cell>
          <table:table-cell office:value-type="float" office:value="1.8391726618705">
            <text:p>1.8391726619</text:p>
          </table:table-cell>
        </table:table-row>
        <table:table-row table:style-name="ro2" table:visibility="filter">
          <table:table-cell office:value-type="float" office:value="2795">
            <text:p>279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81481481481482">
            <text:p>0.4814814815</text:p>
          </table:table-cell>
          <table:table-cell office:value-type="float" office:value="1.71555555555556">
            <text:p>1.7155555556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81481481481482">
            <text:p>0.4814814815</text:p>
          </table:table-cell>
          <table:table-cell office:value-type="float" office:value="1.70333333333333">
            <text:p>1.7033333333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81481481481482">
            <text:p>0.4814814815</text:p>
          </table:table-cell>
          <table:table-cell office:value-type="float" office:value="1.70703703703704">
            <text:p>1.707037037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1.6208">
            <text:p>1.6208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1.7108">
            <text:p>1.7108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1.684">
            <text:p>1.684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1.716">
            <text:p>1.716</text:p>
          </table:table-cell>
        </table:table-row>
        <table:table-row table:style-name="ro2">
          <table:table-cell office:value-type="float" office:value="2428">
            <text:p>2428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0.479591836734694">
            <text:p>0.4795918367</text:p>
          </table:table-cell>
          <table:table-cell office:value-type="float" office:value="1.74913265306122">
            <text:p>1.7491326531</text:p>
          </table:table-cell>
        </table:table-row>
        <table:table-row table:style-name="ro2">
          <table:table-cell office:value-type="float" office:value="3458">
            <text:p>3458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0.479289940828402">
            <text:p>0.4792899408</text:p>
          </table:table-cell>
          <table:table-cell office:value-type="float" office:value="1.74520710059172">
            <text:p>1.7452071006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.479166666666667">
            <text:p>0.4791666667</text:p>
          </table:table-cell>
          <table:table-cell office:value-type="float" office:value="1.81927083333333">
            <text:p>1.8192708333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479166666666667">
            <text:p>0.4791666667</text:p>
          </table:table-cell>
          <table:table-cell office:value-type="float" office:value="1.77083333333333">
            <text:p>1.7708333333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478260869565217">
            <text:p>0.4782608696</text:p>
          </table:table-cell>
          <table:table-cell office:value-type="float" office:value="1.79652173913044">
            <text:p>1.7965217391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478260869565217">
            <text:p>0.4782608696</text:p>
          </table:table-cell>
          <table:table-cell office:value-type="float" office:value="1.68608695652174">
            <text:p>1.6860869565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477272727272727">
            <text:p>0.4772727273</text:p>
          </table:table-cell>
          <table:table-cell office:value-type="float" office:value="1.75522727272727">
            <text:p>1.7552272727</text:p>
          </table:table-cell>
        </table:table-row>
        <table:table-row table:style-name="ro2" table:visibility="filter">
          <table:table-cell office:value-type="float" office:value="2381">
            <text:p>238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477272727272727">
            <text:p>0.4772727273</text:p>
          </table:table-cell>
          <table:table-cell office:value-type="float" office:value="1.78931818181818">
            <text:p>1.7893181818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476190476190476">
            <text:p>0.4761904762</text:p>
          </table:table-cell>
          <table:table-cell office:value-type="float" office:value="1.73142857142857">
            <text:p>1.7314285714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76190476190476">
            <text:p>0.4761904762</text:p>
          </table:table-cell>
          <table:table-cell office:value-type="float" office:value="1.69857142857143">
            <text:p>1.6985714286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76190476190476">
            <text:p>0.4761904762</text:p>
          </table:table-cell>
          <table:table-cell office:value-type="float" office:value="1.81238095238095">
            <text:p>1.8123809524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76190476190476">
            <text:p>0.4761904762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440">
            <text:p>344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76190476190476">
            <text:p>0.4761904762</text:p>
          </table:table-cell>
          <table:table-cell office:value-type="float" office:value="1.78095238095238">
            <text:p>1.780952381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476190476190476">
            <text:p>0.4761904762</text:p>
          </table:table-cell>
          <table:table-cell office:value-type="float" office:value="1.74857142857143">
            <text:p>1.7485714286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1.73052631578947">
            <text:p>1.7305263158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1.73894736842105">
            <text:p>1.7389473684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1.67578947368421">
            <text:p>1.6757894737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1.72947368421053">
            <text:p>1.7294736842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1.78631578947368">
            <text:p>1.7863157895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472222222222222">
            <text:p>0.4722222222</text:p>
          </table:table-cell>
          <table:table-cell office:value-type="float" office:value="1.6825">
            <text:p>1.6825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471428571428571">
            <text:p>0.4714285714</text:p>
          </table:table-cell>
          <table:table-cell office:value-type="float" office:value="1.69014285714286">
            <text:p>1.6901428571</text:p>
          </table:table-cell>
        </table:table-row>
        <table:table-row table:style-name="ro2" table:visibility="filter">
          <table:table-cell office:value-type="float" office:value="2911">
            <text:p>291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1.75970588235294">
            <text:p>1.7597058824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1.70882352941176">
            <text:p>1.7088235294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1.71294117647059">
            <text:p>1.7129411765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1.74294117647059">
            <text:p>1.7429411765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469387755102041">
            <text:p>0.4693877551</text:p>
          </table:table-cell>
          <table:table-cell office:value-type="float" office:value="1.77612244897959">
            <text:p>1.776122449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46875">
            <text:p>0.46875</text:p>
          </table:table-cell>
          <table:table-cell office:value-type="float" office:value="1.6975">
            <text:p>1.6975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6875">
            <text:p>0.46875</text:p>
          </table:table-cell>
          <table:table-cell office:value-type="float" office:value="1.740625">
            <text:p>1.740625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66066666666667">
            <text:p>1.6606666667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73266666666667">
            <text:p>1.7326666667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70533333333333">
            <text:p>1.7053333333</text:p>
          </table:table-cell>
        </table:table-row>
        <table:table-row table:style-name="ro2">
          <table:table-cell office:value-type="float" office:value="2242">
            <text:p>2242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.465648854961832">
            <text:p>0.465648855</text:p>
          </table:table-cell>
          <table:table-cell office:value-type="float" office:value="1.73076335877863">
            <text:p>1.7307633588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46551724137931">
            <text:p>0.4655172414</text:p>
          </table:table-cell>
          <table:table-cell office:value-type="float" office:value="1.75120689655172">
            <text:p>1.7512068966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64285714285714">
            <text:p>0.4642857143</text:p>
          </table:table-cell>
          <table:table-cell office:value-type="float" office:value="1.70428571428571">
            <text:p>1.7042857143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464285714285714">
            <text:p>0.4642857143</text:p>
          </table:table-cell>
          <table:table-cell office:value-type="float" office:value="1.74642857142857">
            <text:p>1.7464285714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464285714285714">
            <text:p>0.4642857143</text:p>
          </table:table-cell>
          <table:table-cell office:value-type="float" office:value="1.77321428571429">
            <text:p>1.7732142857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463414634146341">
            <text:p>0.4634146341</text:p>
          </table:table-cell>
          <table:table-cell office:value-type="float" office:value="1.70292682926829">
            <text:p>1.7029268293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46236559139785">
            <text:p>0.4623655914</text:p>
          </table:table-cell>
          <table:table-cell office:value-type="float" office:value="1.75182795698925">
            <text:p>1.751827957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77346153846154">
            <text:p>1.7734615385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68461538461538">
            <text:p>1.6846153846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70923076923077">
            <text:p>1.7092307692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71692307692308">
            <text:p>1.7169230769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83307692307692">
            <text:p>1.8330769231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73384615384615">
            <text:p>1.7338461538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75538461538462">
            <text:p>1.7553846154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68153846153846">
            <text:p>1.6815384615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79076923076923">
            <text:p>1.7907692308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71846153846154">
            <text:p>1.7184615385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73307692307692">
            <text:p>1.7330769231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45945945945946">
            <text:p>0.4594594595</text:p>
          </table:table-cell>
          <table:table-cell office:value-type="float" office:value="1.72027027027027">
            <text:p>1.7202702703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58333333333333">
            <text:p>0.4583333333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457831325301205">
            <text:p>0.4578313253</text:p>
          </table:table-cell>
          <table:table-cell office:value-type="float" office:value="1.7789156626506">
            <text:p>1.7789156627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0.456521739130435">
            <text:p>0.4565217391</text:p>
          </table:table-cell>
          <table:table-cell office:value-type="float" office:value="1.74449275362319">
            <text:p>1.7444927536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7818181818182">
            <text:p>1.6781818182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8636363636364">
            <text:p>1.6863636364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72181818181818">
            <text:p>1.7218181818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71727272727273">
            <text:p>1.7172727273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73787878787879">
            <text:p>1.7378787879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70454545454545">
            <text:p>1.7045454545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6909090909091">
            <text:p>1.6690909091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72454545454545">
            <text:p>1.7245454545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9454545454545">
            <text:p>1.6945454545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69909090909091">
            <text:p>1.6990909091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62727272727273">
            <text:p>1.6272727273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73090909090909">
            <text:p>1.7309090909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72636363636364">
            <text:p>1.7263636364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7636363636364">
            <text:p>1.6763636364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7636363636364">
            <text:p>1.6763636364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71636363636364">
            <text:p>1.7163636364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6909090909091">
            <text:p>1.6690909091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9727272727273">
            <text:p>1.6972727273</text:p>
          </table:table-cell>
        </table:table-row>
        <table:table-row table:style-name="ro2">
          <table:table-cell office:value-type="float" office:value="2536">
            <text:p>2536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453703703703704">
            <text:p>0.4537037037</text:p>
          </table:table-cell>
          <table:table-cell office:value-type="float" office:value="1.69444444444444">
            <text:p>1.6944444444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451612903225806">
            <text:p>0.4516129032</text:p>
          </table:table-cell>
          <table:table-cell office:value-type="float" office:value="1.63225806451613">
            <text:p>1.6322580645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1.7355">
            <text:p>1.7355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5">
            <text:p>0.45</text:p>
          </table:table-cell>
          <table:table-cell office:value-type="float" office:value="1.7495">
            <text:p>1.7495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1.7045">
            <text:p>1.7045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1.7545">
            <text:p>1.7545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448979591836735">
            <text:p>0.4489795918</text:p>
          </table:table-cell>
          <table:table-cell office:value-type="float" office:value="1.74714285714286">
            <text:p>1.7471428571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72944444444444">
            <text:p>1.7294444444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9111111111111">
            <text:p>1.7911111111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2333333333333">
            <text:p>1.7233333333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64444444444444">
            <text:p>1.6444444444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9888888888889">
            <text:p>1.7988888889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0533333333333">
            <text:p>1.7053333333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9333333333333">
            <text:p>1.7933333333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69555555555556">
            <text:p>1.6955555556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74944444444444">
            <text:p>1.7494444444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6444444444444">
            <text:p>1.7644444444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1777777777778">
            <text:p>1.7177777778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73444444444444">
            <text:p>1.7344444444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71222222222222">
            <text:p>1.7122222222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3111111111111">
            <text:p>1.7311111111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61666666666667">
            <text:p>1.6166666667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6555555555556">
            <text:p>1.7655555556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69777777777778">
            <text:p>1.6977777778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2277777777778">
            <text:p>1.7227777778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66111111111111">
            <text:p>1.6611111111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68444444444444">
            <text:p>1.6844444444</text:p>
          </table:table-cell>
        </table:table-row>
        <table:table-row table:style-name="ro2" table:visibility="filter">
          <table:table-cell office:value-type="float" office:value="2689">
            <text:p>268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441176470588235">
            <text:p>0.4411764706</text:p>
          </table:table-cell>
          <table:table-cell office:value-type="float" office:value="1.78470588235294">
            <text:p>1.7847058824</text:p>
          </table:table-cell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.440298507462687">
            <text:p>0.4402985075</text:p>
          </table:table-cell>
          <table:table-cell office:value-type="float" office:value="1.76171641791045">
            <text:p>1.7617164179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office:value-type="float" office:value="1.7966">
            <text:p>1.7966</text:p>
          </table:table-cell>
        </table:table-row>
        <table:table-row table:style-name="ro2" table:visibility="filter">
          <table:table-cell office:value-type="float" office:value="2154">
            <text:p>2154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1.78395833333333">
            <text:p>1.7839583333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1.78625">
            <text:p>1.78625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1.64375">
            <text:p>1.64375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1.653125">
            <text:p>1.653125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1.66625">
            <text:p>1.66625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436363636363636">
            <text:p>0.4363636364</text:p>
          </table:table-cell>
          <table:table-cell office:value-type="float" office:value="1.69963636363636">
            <text:p>1.6996363636</text:p>
          </table:table-cell>
        </table:table-row>
        <table:table-row table:style-name="ro2" table:visibility="filter">
          <table:table-cell office:value-type="float" office:value="3008">
            <text:p>3008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435897435897436">
            <text:p>0.4358974359</text:p>
          </table:table-cell>
          <table:table-cell office:value-type="float" office:value="1.73871794871795">
            <text:p>1.7387179487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434782608695652">
            <text:p>0.4347826087</text:p>
          </table:table-cell>
          <table:table-cell office:value-type="float" office:value="1.81565217391304">
            <text:p>1.8156521739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434782608695652">
            <text:p>0.4347826087</text:p>
          </table:table-cell>
          <table:table-cell office:value-type="float" office:value="1.78695652173913">
            <text:p>1.7869565217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433333333333333">
            <text:p>0.4333333333</text:p>
          </table:table-cell>
          <table:table-cell office:value-type="float" office:value="1.76316666666667">
            <text:p>1.7631666667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430232558139535">
            <text:p>0.4302325581</text:p>
          </table:table-cell>
          <table:table-cell office:value-type="float" office:value="1.67418604651163">
            <text:p>1.6741860465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7714285714286">
            <text:p>1.7771428571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5357142857143">
            <text:p>1.6535714286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834693877551">
            <text:p>1.6834693878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2714285714286">
            <text:p>1.7271428571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3142857142857">
            <text:p>1.6314285714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3428571428571">
            <text:p>1.7342857143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3285714285714">
            <text:p>1.7328571429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5571428571429">
            <text:p>1.7557142857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3142857142857">
            <text:p>1.7314285714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84142857142857">
            <text:p>1.8414285714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2285714285714">
            <text:p>1.7228571429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80285714285714">
            <text:p>1.8028571429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1857142857143">
            <text:p>1.7185714286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252380952381">
            <text:p>1.6252380952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7285714285714">
            <text:p>1.6728571429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0857142857143">
            <text:p>1.6085714286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7892857142857">
            <text:p>1.6789285714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6142857142857">
            <text:p>1.7614285714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9714285714286">
            <text:p>1.6971428571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1571428571429">
            <text:p>1.7157142857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575">
            <text:p>1.7575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3714285714286">
            <text:p>1.6371428571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1380952380952">
            <text:p>1.7138095238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0857142857143">
            <text:p>1.7085714286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9142857142857">
            <text:p>1.6914285714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9285714285714">
            <text:p>1.7928571429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2071428571429">
            <text:p>1.7207142857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4857142857143">
            <text:p>1.6485714286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8428571428571">
            <text:p>1.6842857143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425531914893617">
            <text:p>0.4255319149</text:p>
          </table:table-cell>
          <table:table-cell office:value-type="float" office:value="1.71765957446809">
            <text:p>1.7176595745</text:p>
          </table:table-cell>
        </table:table-row>
        <table:table-row table:style-name="ro2" table:visibility="filter">
          <table:table-cell office:value-type="float" office:value="1952">
            <text:p>19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423076923076923">
            <text:p>0.4230769231</text:p>
          </table:table-cell>
          <table:table-cell office:value-type="float" office:value="1.77461538461538">
            <text:p>1.7746153846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423076923076923">
            <text:p>0.4230769231</text:p>
          </table:table-cell>
          <table:table-cell office:value-type="float" office:value="1.71115384615385">
            <text:p>1.7111538462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1.81368421052632">
            <text:p>1.8136842105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21052631578947">
            <text:p>0.4210526316</text:p>
          </table:table-cell>
          <table:table-cell office:value-type="float" office:value="1.69052631578947">
            <text:p>1.6905263158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1.798">
            <text:p>1.798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418604651162791">
            <text:p>0.4186046512</text:p>
          </table:table-cell>
          <table:table-cell office:value-type="float" office:value="1.77023255813953">
            <text:p>1.7702325581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7825">
            <text:p>1.7825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68041666666667">
            <text:p>1.6804166667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757">
            <text:p>1.757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70083333333333">
            <text:p>1.7008333333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69166666666667">
            <text:p>1.6916666667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69083333333333">
            <text:p>1.6908333333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69083333333333">
            <text:p>1.6908333333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70166666666667">
            <text:p>1.7016666667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72333333333333">
            <text:p>1.7233333333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68166666666667">
            <text:p>1.6816666667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70416666666667">
            <text:p>1.7041666667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69583333333333">
            <text:p>1.6958333333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6925">
            <text:p>1.6925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72833333333333">
            <text:p>1.7283333333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77416666666667">
            <text:p>1.7741666667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415730337078652">
            <text:p>0.4157303371</text:p>
          </table:table-cell>
          <table:table-cell office:value-type="float" office:value="1.76292134831461">
            <text:p>1.7629213483</text:p>
          </table:table-cell>
        </table:table-row>
        <table:table-row table:style-name="ro2" table:visibility="filter">
          <table:table-cell office:value-type="float" office:value="3343">
            <text:p>3343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.415584415584416">
            <text:p>0.4155844156</text:p>
          </table:table-cell>
          <table:table-cell office:value-type="float" office:value="1.71194805194805">
            <text:p>1.7119480519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413793103448276">
            <text:p>0.4137931034</text:p>
          </table:table-cell>
          <table:table-cell office:value-type="float" office:value="1.69241379310345">
            <text:p>1.6924137931</text:p>
          </table:table-cell>
        </table:table-row>
        <table:table-row table:style-name="ro2" table:visibility="filter">
          <table:table-cell office:value-type="float" office:value="2149">
            <text:p>214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1.81176470588235">
            <text:p>1.8117647059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1.78235294117647">
            <text:p>1.7823529412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1.68529411764706">
            <text:p>1.6852941176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72470588235294">
            <text:p>1.7247058824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1.66647058823529">
            <text:p>1.6664705882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409090909090909">
            <text:p>0.4090909091</text:p>
          </table:table-cell>
          <table:table-cell office:value-type="float" office:value="1.75272727272727">
            <text:p>1.7527272727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409090909090909">
            <text:p>0.4090909091</text:p>
          </table:table-cell>
          <table:table-cell office:value-type="float" office:value="1.74681818181818">
            <text:p>1.7468181818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408163265306122">
            <text:p>0.4081632653</text:p>
          </table:table-cell>
          <table:table-cell office:value-type="float" office:value="1.70959183673469">
            <text:p>1.7095918367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07407407407407">
            <text:p>0.4074074074</text:p>
          </table:table-cell>
          <table:table-cell office:value-type="float" office:value="1.74851851851852">
            <text:p>1.7485185185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07407407407407">
            <text:p>0.4074074074</text:p>
          </table:table-cell>
          <table:table-cell office:value-type="float" office:value="1.67888888888889">
            <text:p>1.6788888889</text:p>
          </table:table-cell>
        </table:table-row>
        <table:table-row table:style-name="ro2" table:visibility="filter">
          <table:table-cell office:value-type="float" office:value="3384">
            <text:p>338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87766666666667">
            <text:p>1.8776666667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4366666666667">
            <text:p>1.7436666667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62">
            <text:p>1.762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95">
            <text:p>1.795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635">
            <text:p>1.7635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48">
            <text:p>1.748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66">
            <text:p>1.766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98">
            <text:p>1.698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4028571428571">
            <text:p>1.6402857143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04">
            <text:p>1.604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16">
            <text:p>1.716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46">
            <text:p>1.646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86">
            <text:p>1.786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68">
            <text:p>1.768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86">
            <text:p>1.686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06">
            <text:p>1.706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44">
            <text:p>1.644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48">
            <text:p>1.748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14">
            <text:p>1.714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47">
            <text:p>1.747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88">
            <text:p>1.788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92">
            <text:p>1.792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1533333333333">
            <text:p>1.7153333333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94">
            <text:p>1.694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26">
            <text:p>1.726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46">
            <text:p>1.646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76">
            <text:p>1.776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834">
            <text:p>1.834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38">
            <text:p>1.638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08">
            <text:p>1.608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04">
            <text:p>1.704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808">
            <text:p>1.808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18">
            <text:p>1.718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16">
            <text:p>1.716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16">
            <text:p>1.716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28">
            <text:p>1.728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62">
            <text:p>1.762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396551724137931">
            <text:p>0.3965517241</text:p>
          </table:table-cell>
          <table:table-cell office:value-type="float" office:value="1.73344827586207">
            <text:p>1.7334482759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1.76833333333333">
            <text:p>1.7683333333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1.67888888888889">
            <text:p>1.6788888889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1.84777777777778">
            <text:p>1.8477777778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1.70555555555556">
            <text:p>1.7055555556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1.63384615384615">
            <text:p>1.6338461538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1.61846153846154">
            <text:p>1.6184615385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1.67538461538462">
            <text:p>1.6753846154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1.71692307692308">
            <text:p>1.7169230769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1.67846153846154">
            <text:p>1.6784615385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1.73846153846154">
            <text:p>1.7384615385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382978723404255">
            <text:p>0.3829787234</text:p>
          </table:table-cell>
          <table:table-cell office:value-type="float" office:value="1.72744680851064">
            <text:p>1.7274468085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1.64428571428571">
            <text:p>1.6442857143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380952380952381">
            <text:p>0.380952381</text:p>
          </table:table-cell>
          <table:table-cell office:value-type="float" office:value="1.65857142857143">
            <text:p>1.6585714286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1.73809523809524">
            <text:p>1.7380952381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379310344827586">
            <text:p>0.3793103448</text:p>
          </table:table-cell>
          <table:table-cell office:value-type="float" office:value="1.69827586206897">
            <text:p>1.6982758621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378378378378378">
            <text:p>0.3783783784</text:p>
          </table:table-cell>
          <table:table-cell office:value-type="float" office:value="1.72189189189189">
            <text:p>1.7218918919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72625">
            <text:p>1.72625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7075">
            <text:p>1.7075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70875">
            <text:p>1.70875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659375">
            <text:p>1.659375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81375">
            <text:p>1.81375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795625">
            <text:p>1.795625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75875">
            <text:p>1.75875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6675">
            <text:p>1.6675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66625">
            <text:p>1.66625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7375">
            <text:p>1.7375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7275">
            <text:p>1.7275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71125">
            <text:p>1.71125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6625">
            <text:p>1.6625</text:p>
          </table:table-cell>
        </table:table-row>
        <table:table-row table:style-name="ro2" table:visibility="filter">
          <table:table-cell office:value-type="float" office:value="2023">
            <text:p>202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368421052631579">
            <text:p>0.3684210526</text:p>
          </table:table-cell>
          <table:table-cell office:value-type="float" office:value="1.73894736842105">
            <text:p>1.7389473684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368421052631579">
            <text:p>0.3684210526</text:p>
          </table:table-cell>
          <table:table-cell office:value-type="float" office:value="1.75052631578947">
            <text:p>1.7505263158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368421052631579">
            <text:p>0.3684210526</text:p>
          </table:table-cell>
          <table:table-cell office:value-type="float" office:value="1.75473684210526">
            <text:p>1.7547368421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79454545454545">
            <text:p>1.7945454545</text:p>
          </table:table-cell>
        </table:table-row>
        <table:table-row table:style-name="ro2" table:visibility="filter">
          <table:table-cell office:value-type="float" office:value="2240">
            <text:p>224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75136363636364">
            <text:p>1.7513636364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71545454545455">
            <text:p>1.7154545455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73090909090909">
            <text:p>1.7309090909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73454545454545">
            <text:p>1.7345454545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77636363636364">
            <text:p>1.7763636364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64545454545455">
            <text:p>1.6454545455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74181818181818">
            <text:p>1.7418181818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71363636363636">
            <text:p>1.7136363636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36">
            <text:p>0.36</text:p>
          </table:table-cell>
          <table:table-cell office:value-type="float" office:value="1.7092">
            <text:p>1.7092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1.74214285714286">
            <text:p>1.7421428571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1.69857142857143">
            <text:p>1.6985714286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1.68928571428571">
            <text:p>1.6892857143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1.74882352941176">
            <text:p>1.7488235294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1.71117647058824">
            <text:p>1.7111764706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1.70882352941176">
            <text:p>1.7088235294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1.7465">
            <text:p>1.7465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1.683">
            <text:p>1.683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347826086956522">
            <text:p>0.347826087</text:p>
          </table:table-cell>
          <table:table-cell office:value-type="float" office:value="1.75391304347826">
            <text:p>1.7539130435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2466666666667">
            <text:p>1.7246666667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9111111111111">
            <text:p>1.7911111111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8333333333333">
            <text:p>1.7833333333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5222222222222">
            <text:p>1.6522222222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8166666666667">
            <text:p>1.7816666667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5666666666667">
            <text:p>1.8566666667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2666666666667">
            <text:p>1.8266666667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9777777777778">
            <text:p>1.6977777778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0333333333333">
            <text:p>1.8033333333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8555555555556">
            <text:p>1.7855555556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7111111111111">
            <text:p>1.6711111111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6833333333333">
            <text:p>1.5683333333</text:p>
          </table:table-cell>
        </table:table-row>
        <table:table-row table:style-name="ro2" table:visibility="filter">
          <table:table-cell office:value-type="float" office:value="2689">
            <text:p>26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1333333333333">
            <text:p>1.8133333333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6416666666667">
            <text:p>1.6641666667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2361">
            <text:p>23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1833333333333">
            <text:p>1.6183333333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9083333333333">
            <text:p>1.6908333333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9666666666667">
            <text:p>1.6966666667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4266666666667">
            <text:p>1.7426666667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8444444444444">
            <text:p>1.6844444444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2333333333333">
            <text:p>1.8233333333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742">
            <text:p>27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0666666666667">
            <text:p>1.8066666667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4666666666667">
            <text:p>1.8466666667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1333333333333">
            <text:p>1.8133333333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3666666666667">
            <text:p>1.7366666667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3066666666667">
            <text:p>1.7306666667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3666666666667">
            <text:p>1.7366666667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9666666666667">
            <text:p>1.5966666667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6166666666667">
            <text:p>1.7616666667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6833333333333">
            <text:p>1.7683333333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4333333333333">
            <text:p>1.6433333333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0333333333333">
            <text:p>1.7033333333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6666666666667">
            <text:p>1.7666666667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8444444444444">
            <text:p>1.6844444444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5333333333333">
            <text:p>1.8533333333</text:p>
          </table:table-cell>
        </table:table-row>
        <table:table-row table:style-name="ro2" table:visibility="filter">
          <table:table-cell office:value-type="float" office:value="2783">
            <text:p>278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2333333333333">
            <text:p>1.8233333333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4333333333333">
            <text:p>1.7433333333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2594">
            <text:p>259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2333333333333">
            <text:p>1.7233333333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4333333333333">
            <text:p>1.6433333333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6666666666667">
            <text:p>1.5666666667</text:p>
          </table:table-cell>
        </table:table-row>
        <table:table-row table:style-name="ro2" table:visibility="filter">
          <table:table-cell office:value-type="float" office:value="2522">
            <text:p>25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8666666666667">
            <text:p>1.5866666667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6666666666667">
            <text:p>1.7666666667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5666666666667">
            <text:p>1.7566666667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9333333333333">
            <text:p>1.7933333333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3666666666667">
            <text:p>1.7366666667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88666666666667">
            <text:p>1.8866666667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0333333333333">
            <text:p>1.6033333333</text:p>
          </table:table-cell>
        </table:table-row>
        <table:table-row table:style-name="ro2" table:visibility="filter">
          <table:table-cell office:value-type="float" office:value="2512">
            <text:p>25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3666666666667">
            <text:p>1.7366666667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4333333333333">
            <text:p>1.6433333333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6333333333333">
            <text:p>1.7633333333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318181818181818">
            <text:p>0.3181818182</text:p>
          </table:table-cell>
          <table:table-cell office:value-type="float" office:value="1.68818181818182">
            <text:p>1.6881818182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125">
            <text:p>0.3125</text:p>
          </table:table-cell>
          <table:table-cell office:value-type="float" office:value="1.733125">
            <text:p>1.733125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310344827586207">
            <text:p>0.3103448276</text:p>
          </table:table-cell>
          <table:table-cell office:value-type="float" office:value="1.75620689655172">
            <text:p>1.7562068966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1.68923076923077">
            <text:p>1.6892307692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1.67230769230769">
            <text:p>1.6723076923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1.59384615384615">
            <text:p>1.5938461538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304347826086957">
            <text:p>0.3043478261</text:p>
          </table:table-cell>
          <table:table-cell office:value-type="float" office:value="1.68608695652174">
            <text:p>1.6860869565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656">
            <text:p>1.656</text:p>
          </table:table-cell>
        </table:table-row>
        <table:table-row table:style-name="ro2" table:visibility="filter">
          <table:table-cell office:value-type="float" office:value="2440">
            <text:p>244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738">
            <text:p>1.738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1.71058823529412">
            <text:p>1.7105882353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75285714285714">
            <text:p>1.7528571429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70857142857143">
            <text:p>1.7085714286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75071428571429">
            <text:p>1.7507142857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70285714285714">
            <text:p>1.7028571429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74714285714286">
            <text:p>1.7471428571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78285714285714">
            <text:p>1.7828571429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82428571428571">
            <text:p>1.8242857143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70857142857143">
            <text:p>1.7085714286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277777777777778">
            <text:p>0.2777777778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1.70636363636364">
            <text:p>1.7063636364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263157894736842">
            <text:p>0.2631578947</text:p>
          </table:table-cell>
          <table:table-cell office:value-type="float" office:value="1.70894736842105">
            <text:p>1.7089473684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263157894736842">
            <text:p>0.2631578947</text:p>
          </table:table-cell>
          <table:table-cell office:value-type="float" office:value="1.73842105263158">
            <text:p>1.7384210526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275">
            <text:p>1.6275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8625">
            <text:p>1.8625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825">
            <text:p>1.7825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4833333333333">
            <text:p>1.6483333333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225">
            <text:p>1.7225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975">
            <text:p>1.6975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225">
            <text:p>1.7225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4625">
            <text:p>1.64625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725">
            <text:p>1.7725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575">
            <text:p>1.6575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175">
            <text:p>1.7175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975">
            <text:p>1.7975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275">
            <text:p>1.6275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675">
            <text:p>1.7675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5975">
            <text:p>1.5975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925">
            <text:p>1.6925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975">
            <text:p>1.7975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975">
            <text:p>1.7975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6525">
            <text:p>1.6525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8325">
            <text:p>1.8325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6675">
            <text:p>1.6675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375">
            <text:p>1.7375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6425">
            <text:p>1.6425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238095238095238">
            <text:p>0.2380952381</text:p>
          </table:table-cell>
          <table:table-cell office:value-type="float" office:value="1.72857142857143">
            <text:p>1.7285714286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35294117647059">
            <text:p>0.2352941176</text:p>
          </table:table-cell>
          <table:table-cell office:value-type="float" office:value="1.70588235294118">
            <text:p>1.7058823529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1.68384615384615">
            <text:p>1.6838461538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1.74230769230769">
            <text:p>1.7423076923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07692308</text:p>
          </table:table-cell>
          <table:table-cell office:value-type="float" office:value="1.66307692307692">
            <text:p>1.6630769231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1.58666666666667">
            <text:p>1.5866666667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1.79444444444444">
            <text:p>1.7944444444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1.70111111111111">
            <text:p>1.7011111111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1.76444444444444">
            <text:p>1.7644444444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14">
            <text:p>1.714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82133333333333">
            <text:p>1.8213333333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648">
            <text:p>1.648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784">
            <text:p>1.784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698">
            <text:p>1.698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748">
            <text:p>1.748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14">
            <text:p>1.714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728">
            <text:p>1.728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774">
            <text:p>1.774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632">
            <text:p>1.632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652">
            <text:p>1.652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804">
            <text:p>1.804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08">
            <text:p>1.708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686">
            <text:p>1.686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598">
            <text:p>1.598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668">
            <text:p>1.668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36">
            <text:p>1.736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1875">
            <text:p>0.1875</text:p>
          </table:table-cell>
          <table:table-cell office:value-type="float" office:value="1.718125">
            <text:p>1.718125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1875">
            <text:p>0.1875</text:p>
          </table:table-cell>
          <table:table-cell office:value-type="float" office:value="1.763125">
            <text:p>1.763125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181818181818182">
            <text:p>0.1818181818</text:p>
          </table:table-cell>
          <table:table-cell office:value-type="float" office:value="1.71181818181818">
            <text:p>1.7118181818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6975">
            <text:p>1.6975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153846153846154">
            <text:p>0.1538461538</text:p>
          </table:table-cell>
          <table:table-cell office:value-type="float" office:value="1.71153846153846">
            <text:p>1.7115384615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1.85857142857143">
            <text:p>1.8585714286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72375">
            <text:p>1.72375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11111111</text:p>
          </table:table-cell>
          <table:table-cell office:value-type="float" office:value="1.61666666666667">
            <text:p>1.6166666667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5">
            <text:p>1.525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462">
            <text:p>24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429">
            <text:p>24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8666666666667">
            <text:p>1.7866666667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55">
            <text:p>1.855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5">
            <text:p>1.795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74">
            <text:p>1.574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084">
            <text:p>20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232">
            <text:p>32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325">
            <text:p>1.8325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794">
            <text:p>37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3570">
            <text:p>35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25">
            <text:p>1.825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229">
            <text:p>32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6666666666667">
            <text:p>1.7666666667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45">
            <text:p>1.845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5">
            <text:p>1.795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9666666666667">
            <text:p>1.5966666667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068">
            <text:p>20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109">
            <text:p>21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85">
            <text:p>1.785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327">
            <text:p>33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628">
            <text:p>36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960">
            <text:p>29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735">
            <text:p>27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896">
            <text:p>28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85">
            <text:p>1.785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65">
            <text:p>1.965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623">
            <text:p>36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065">
            <text:p>20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2684">
            <text:p>26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9">
            <text:p>1.99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2534">
            <text:p>25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077">
            <text:p>20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3233">
            <text:p>3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05">
            <text:p>1.905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9333333333333">
            <text:p>1.5933333333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3193">
            <text:p>319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1941">
            <text:p>19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2687">
            <text:p>26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038">
            <text:p>30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2489">
            <text:p>24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1666666666667">
            <text:p>1.7166666667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433">
            <text:p>34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9">
            <text:p>1.99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398">
            <text:p>23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9">
            <text:p>1.99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466">
            <text:p>34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2990">
            <text:p>29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062">
            <text:p>30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279">
            <text:p>327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3858">
            <text:p>38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95">
            <text:p>1.895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3135">
            <text:p>31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186">
            <text:p>2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3333333333333">
            <text:p>1.8333333333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456">
            <text:p>34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8333333333333">
            <text:p>1.7833333333</text:p>
          </table:table-cell>
        </table:table-row>
        <table:table-row table:style-name="ro2" table:visibility="filter">
          <table:table-cell office:value-type="float" office:value="3750">
            <text:p>37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843">
            <text:p>38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831">
            <text:p>28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3872">
            <text:p>38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3378">
            <text:p>3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376">
            <text:p>23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266">
            <text:p>22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659">
            <text:p>265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2967">
            <text:p>29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853">
            <text:p>38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654">
            <text:p>26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074">
            <text:p>20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628">
            <text:p>26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818">
            <text:p>38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6">
            <text:p>1.96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161">
            <text:p>31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192">
            <text:p>21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301">
            <text:p>230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276">
            <text:p>22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3037">
            <text:p>30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107">
            <text:p>210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793">
            <text:p>379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799">
            <text:p>37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464">
            <text:p>246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838">
            <text:p>28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524">
            <text:p>35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297">
            <text:p>329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798">
            <text:p>379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091">
            <text:p>30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2605">
            <text:p>26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9">
            <text:p>1.99</text:p>
          </table:table-cell>
        </table:table-row>
        <table:table-row table:style-name="ro2" table:visibility="filter">
          <table:table-cell office:value-type="float" office:value="1984">
            <text:p>19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1984">
            <text:p>19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714">
            <text:p>37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412">
            <text:p>24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237">
            <text:p>32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430">
            <text:p>34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</table:table-row>
      </table:table>
      <table:database-ranges>
        <table:database-range table:target-range-address="Sheet1.A1:Sheet1.E2471">
          <table:filter>
            <table:filter-condition table:field-number="1" table:value="100" table:operator="&gt;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23:1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3:18:20.56</dc:date>
    <dc:creator>Gajo </dc:creator>
    <meta:document-statistic meta:table-count="1" meta:cell-count="12355" meta:object-count="0"/>
    <meta:generator>OpenOffice/4.1.3$Win32 OpenOffice.org_project/413m1$Build-9783</meta:generator>
  </office:meta>
</office:document-meta>
</file>